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Gentium Plus" svg:font-family="'Gentium Plus'" style:font-pitch="variable"/>
    <style:font-face style:name="Latin Modern Math1" svg:font-family="'Latin Modern Math'" style:font-pitch="variable"/>
    <style:font-face style:name="Latin Modern Math" svg:font-family="'Latin Modern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d1ff0"/>
    </style:style>
    <style:style style:name="P3" style:family="paragraph" style:parent-style-name="Standard">
      <style:paragraph-properties fo:text-align="center" style:justify-single-word="false"/>
      <style:text-properties style:font-name="Latin Modern Math" fo:font-weight="normal" style:font-weight-asian="normal" style:font-weight-complex="normal"/>
    </style:style>
    <style:style style:name="P4" style:family="paragraph" style:parent-style-name="Standard">
      <style:paragraph-properties fo:text-align="justify" style:justify-single-word="false"/>
      <style:text-properties style:font-name="Latin Modern Math" fo:font-weight="normal" style:font-weight-asian="normal" style:font-weight-complex="normal"/>
    </style:style>
    <style:style style:name="P5" style:family="paragraph" style:parent-style-name="Standard">
      <style:paragraph-properties fo:text-align="justify" style:justify-single-word="false"/>
      <style:text-properties style:font-name="Latin Modern Math" fo:font-weight="normal" officeooo:paragraph-rsid="00334657" style:font-weight-asian="normal" style:font-weight-complex="normal"/>
    </style:style>
    <style:style style:name="P6" style:family="paragraph" style:parent-style-name="Standard">
      <style:paragraph-properties fo:text-align="justify" style:justify-single-word="false"/>
      <style:text-properties style:font-name="Latin Modern Math" fo:font-weight="normal" officeooo:paragraph-rsid="0037879a" style:font-weight-asian="normal" style:font-weight-complex="normal"/>
    </style:style>
    <style:style style:name="P7" style:family="paragraph" style:parent-style-name="Standard">
      <style:paragraph-properties fo:text-align="justify" style:justify-single-word="false"/>
      <style:text-properties style:font-name="Latin Modern Math" fo:font-weight="normal" officeooo:rsid="000ebf83" officeooo:paragraph-rsid="000ebf83" style:font-weight-asian="normal" style:font-weight-complex="normal"/>
    </style:style>
    <style:style style:name="P8" style:family="paragraph" style:parent-style-name="Standard">
      <style:paragraph-properties fo:text-align="justify" style:justify-single-word="false"/>
      <style:text-properties style:font-name="Latin Modern Math" fo:font-weight="normal" officeooo:rsid="00249854" officeooo:paragraph-rsid="00249854" style:font-weight-asian="normal" style:font-weight-complex="normal"/>
    </style:style>
    <style:style style:name="P9" style:family="paragraph" style:parent-style-name="Standard">
      <style:paragraph-properties fo:text-align="justify" style:justify-single-word="false"/>
      <style:text-properties style:font-name="Latin Modern Math" fo:font-weight="normal" officeooo:rsid="00249854" officeooo:paragraph-rsid="0025efa0" style:font-weight-asian="normal" style:font-weight-complex="normal"/>
    </style:style>
    <style:style style:name="P10" style:family="paragraph" style:parent-style-name="Standard">
      <style:paragraph-properties fo:text-align="justify" style:justify-single-word="false"/>
      <style:text-properties style:font-name="Latin Modern Math" fo:font-weight="normal" officeooo:rsid="0028c304" style:font-weight-asian="normal" style:font-weight-complex="normal"/>
    </style:style>
    <style:style style:name="P11" style:family="paragraph" style:parent-style-name="Standard">
      <style:paragraph-properties fo:text-align="justify" style:justify-single-word="false"/>
      <style:text-properties style:font-name="Latin Modern Math" style:text-underline-style="none" fo:font-weight="bold" style:font-weight-asian="bold" style:font-weight-complex="bold"/>
    </style:style>
    <style:style style:name="P12" style:family="paragraph" style:parent-style-name="Standard">
      <style:paragraph-properties fo:text-align="justify" style:justify-single-word="false"/>
      <style:text-properties style:font-name="Latin Modern Math" fo:font-weight="bold" style:font-weight-asian="bold" style:font-weight-complex="bold"/>
    </style:style>
    <style:style style:name="P13" style:family="paragraph" style:parent-style-name="Standard">
      <style:paragraph-properties fo:text-align="justify" style:justify-single-word="false"/>
      <style:text-properties style:font-name="Latin Modern Math" fo:font-weight="bold" officeooo:paragraph-rsid="000ebf83" style:font-weight-asian="bold" style:font-weight-complex="bold"/>
    </style:style>
    <style:style style:name="P14" style:family="paragraph" style:parent-style-name="Standard">
      <style:paragraph-properties fo:text-align="justify" style:justify-single-word="false"/>
      <style:text-properties style:font-name="Latin Modern Math" fo:font-weight="bold" officeooo:rsid="00129b66" officeooo:paragraph-rsid="00129b66" style:font-weight-asian="bold" style:font-weight-complex="bold"/>
    </style:style>
    <style:style style:name="P15" style:family="paragraph" style:parent-style-name="Standard">
      <style:paragraph-properties fo:text-align="justify" style:justify-single-word="false"/>
      <style:text-properties style:font-name="Latin Modern Math" fo:font-weight="bold" officeooo:rsid="0012e7a7" officeooo:paragraph-rsid="0012e7a7" style:font-weight-asian="bold" style:font-weight-complex="bold"/>
    </style:style>
    <style:style style:name="P16" style:family="paragraph" style:parent-style-name="Standard">
      <style:paragraph-properties fo:text-align="justify" style:justify-single-word="false"/>
      <style:text-properties style:font-name="Latin Modern Math" fo:font-style="normal" fo:font-weight="bold"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style:font-name="Latin Modern Math" fo:font-style="normal" fo:font-weight="normal"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Latin Modern Math" fo:font-style="normal" fo:font-weight="normal" officeooo:rsid="00129b66" officeooo:paragraph-rsid="00129b66"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Latin Modern Math" fo:font-style="normal" fo:font-weight="normal" officeooo:rsid="00323349" officeooo:paragraph-rsid="0036015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Latin Modern Math" fo:font-style="normal" style:text-underline-style="none" fo:font-weight="bold" officeooo:rsid="00360152" officeooo:paragraph-rsid="00360152"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officeooo:rsid="000a21d6" officeooo:paragraph-rsid="000bb14a"/>
    </style:style>
    <style:style style:name="P22" style:family="paragraph" style:parent-style-name="Standard">
      <style:paragraph-properties fo:text-align="center" style:justify-single-word="false" fo:padding-left="0cm" fo:padding-right="0cm" fo:padding-top="0cm" fo:padding-bottom="0.071cm" fo:border-left="none" fo:border-right="none" fo:border-top="none" fo:border-bottom="0.26pt solid #000000"/>
    </style:style>
    <style:style style:name="P23" style:family="paragraph" style:parent-style-name="Standard">
      <style:paragraph-properties fo:text-align="center" style:justify-single-word="false" fo:padding-left="0cm" fo:padding-right="0cm" fo:padding-top="0cm" fo:padding-bottom="0.071cm" fo:border-left="none" fo:border-right="none" fo:border-top="none" fo:border-bottom="0.26pt solid #000000"/>
      <style:text-properties style:font-name="Latin Modern Math" style:text-underline-style="none" fo:font-weight="bold" style:font-weight-asian="bold" style:font-weight-complex="bold"/>
    </style:style>
    <style:style style:name="P24" style:family="paragraph" style:parent-style-name="Standard">
      <style:paragraph-properties fo:text-align="center" style:justify-single-word="false" fo:padding-left="0cm" fo:padding-right="0cm" fo:padding-top="0cm" fo:padding-bottom="0.071cm" fo:border-left="none" fo:border-right="none" fo:border-top="none" fo:border-bottom="0.26pt solid #000000"/>
      <style:text-properties style:font-name="Latin Modern Math" fo:font-weight="bold" style:font-weight-asian="bold" style:font-weight-complex="bold"/>
    </style:style>
    <style:style style:name="P25" style:family="paragraph" style:parent-style-name="Standard">
      <style:paragraph-properties fo:text-align="center" style:justify-single-word="false" fo:padding-left="0cm" fo:padding-right="0cm" fo:padding-top="0cm" fo:padding-bottom="0.071cm" fo:border-left="none" fo:border-right="none" fo:border-top="none" fo:border-bottom="0.26pt solid #000000"/>
      <style:text-properties style:font-name="Latin Modern Math" fo:font-style="normal" fo:font-weight="bold" style:font-style-asian="normal" style:font-weight-asian="bold" style:font-style-complex="normal" style:font-weight-complex="bold"/>
    </style:style>
    <style:style style:name="P26"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Latin Modern Math" fo:font-weight="bold" officeooo:rsid="0012e7a7" officeooo:paragraph-rsid="0012e7a7" style:font-weight-asian="bold" style:font-weight-complex="bold"/>
    </style:style>
    <style:style style:name="P27"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Latin Modern Math" fo:font-size="14pt" fo:font-weight="bold" officeooo:rsid="0012e7a7" officeooo:paragraph-rsid="0012e7a7" style:font-size-asian="12pt" style:font-weight-asian="bold" style:font-size-complex="12pt" style:font-weight-complex="bold"/>
    </style:style>
    <style:style style:name="P28"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style:font-name="Latin Modern Math" fo:font-weight="normal" officeooo:rsid="00249854" officeooo:paragraph-rsid="00249854" style:font-weight-asian="normal" style:font-weight-complex="normal"/>
    </style:style>
    <style:style style:name="P29"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font-weight="bold" officeooo:paragraph-rsid="000ebf83" style:font-weight-asian="bold" style:font-weight-complex="bold"/>
    </style:style>
    <style:style style:name="P30" style:family="paragraph" style:parent-style-name="Standard" style:master-page-name="Standard">
      <style:paragraph-properties fo:text-align="justify" style:justify-single-word="false" style:page-number="auto"/>
      <style:text-properties style:font-name="Latin Modern Math" fo:font-weight="normal" style:font-weight-asian="normal" style:font-weight-complex="normal"/>
    </style:style>
    <style:style style:name="P31" style:family="paragraph" style:parent-style-name="Standard" style:list-style-name="WWNum1">
      <style:paragraph-properties fo:text-align="justify" style:justify-single-word="false"/>
      <style:text-properties style:font-name="Latin Modern Math" fo:font-weight="normal" style:font-weight-asian="normal" style:font-weight-complex="normal"/>
    </style:style>
    <style:style style:name="P32" style:family="paragraph" style:parent-style-name="Standard" style:list-style-name="WWNum2">
      <style:paragraph-properties fo:text-align="justify" style:justify-single-word="false"/>
      <style:text-properties style:font-name="Latin Modern Math" fo:font-weight="normal" style:font-weight-asian="normal" style:font-weight-complex="normal"/>
    </style:style>
    <style:style style:name="P33" style:family="paragraph" style:parent-style-name="Standard" style:list-style-name="WWNum3">
      <style:paragraph-properties fo:text-align="justify" style:justify-single-word="false"/>
      <style:text-properties style:font-name="Latin Modern Math" fo:font-weight="normal" style:font-weight-asian="normal" style:font-weight-complex="normal"/>
    </style:style>
    <style:style style:name="P34" style:family="paragraph" style:parent-style-name="Standard">
      <style:paragraph-properties fo:text-align="justify" style:justify-single-word="false"/>
      <style:text-properties style:font-name="Latin Modern Math" fo:font-weight="normal" officeooo:rsid="004238ba" officeooo:paragraph-rsid="004238ba" style:font-weight-asian="normal" style:font-weight-complex="normal"/>
    </style:style>
    <style:style style:name="P35" style:family="paragraph" style:parent-style-name="Standard" style:list-style-name="WWNum4">
      <style:paragraph-properties fo:text-align="justify" style:justify-single-word="false"/>
      <style:text-properties style:font-name="Latin Modern Math" fo:font-style="normal" fo:font-weight="normal" style:font-style-asian="normal" style:font-weight-asian="normal" style:font-style-complex="normal" style:font-weight-complex="normal"/>
    </style:style>
    <style:style style:name="T1" style:family="text">
      <style:text-properties style:font-name="Latin Modern Math" fo:font-weight="normal" style:font-weight-asian="normal" style:font-weight-complex="normal"/>
    </style:style>
    <style:style style:name="T2" style:family="text">
      <style:text-properties style:font-name="Latin Modern Math" fo:font-weight="normal" officeooo:rsid="000a21d6" style:font-weight-asian="normal" style:font-weight-complex="normal"/>
    </style:style>
    <style:style style:name="T3" style:family="text">
      <style:text-properties style:font-name="Latin Modern Math" fo:font-weight="normal" officeooo:rsid="000ac7f3" style:font-weight-asian="normal" style:font-weight-complex="normal"/>
    </style:style>
    <style:style style:name="T4" style:family="text">
      <style:text-properties style:font-name="Latin Modern Math" fo:font-weight="normal" officeooo:rsid="000bb14a" style:font-weight-asian="normal" style:font-weight-complex="normal"/>
    </style:style>
    <style:style style:name="T5" style:family="text">
      <style:text-properties style:font-name="Latin Modern Math" fo:font-weight="normal" officeooo:rsid="000cd38b" style:font-weight-asian="normal" style:font-weight-complex="normal"/>
    </style:style>
    <style:style style:name="T6" style:family="text">
      <style:text-properties style:font-name="Latin Modern Math" fo:font-weight="normal" officeooo:rsid="000ebf83" style:font-weight-asian="normal" style:font-weight-complex="normal"/>
    </style:style>
    <style:style style:name="T7" style:family="text">
      <style:text-properties style:font-name="Latin Modern Math" fo:font-weight="normal" officeooo:rsid="0010be57" style:font-weight-asian="normal" style:font-weight-complex="normal"/>
    </style:style>
    <style:style style:name="T8" style:family="text">
      <style:text-properties style:font-name="Latin Modern Math" fo:font-weight="normal" officeooo:rsid="0012e7a7" style:font-weight-asian="normal" style:font-weight-complex="normal"/>
    </style:style>
    <style:style style:name="T9" style:family="text">
      <style:text-properties style:font-name="Latin Modern Math" fo:font-weight="normal" officeooo:rsid="0014e874" style:font-weight-asian="normal" style:font-weight-complex="normal"/>
    </style:style>
    <style:style style:name="T10" style:family="text">
      <style:text-properties style:font-name="Latin Modern Math" fo:font-weight="normal" officeooo:rsid="000d1ff0" style:font-weight-asian="normal" style:font-weight-complex="normal"/>
    </style:style>
    <style:style style:name="T11" style:family="text">
      <style:text-properties style:font-name="Latin Modern Math" fo:font-weight="normal" officeooo:rsid="001975f0" style:font-weight-asian="normal" style:font-weight-complex="normal"/>
    </style:style>
    <style:style style:name="T12" style:family="text">
      <style:text-properties style:font-name="Latin Modern Math" fo:font-weight="normal" officeooo:rsid="0022531e" style:font-weight-asian="normal" style:font-weight-complex="normal"/>
    </style:style>
    <style:style style:name="T13" style:family="text">
      <style:text-properties style:font-name="Latin Modern Math" fo:font-weight="normal" officeooo:rsid="0028c304" style:font-weight-asian="normal" style:font-weight-complex="normal"/>
    </style:style>
    <style:style style:name="T14" style:family="text">
      <style:text-properties style:font-name="Latin Modern Math" fo:font-weight="normal" officeooo:rsid="00298698" style:font-weight-asian="normal" style:font-weight-complex="normal"/>
    </style:style>
    <style:style style:name="T15" style:family="text">
      <style:text-properties style:font-name="Latin Modern Math" fo:font-weight="normal" officeooo:rsid="0029e0e7" style:font-weight-asian="normal" style:font-weight-complex="normal"/>
    </style:style>
    <style:style style:name="T16" style:family="text">
      <style:text-properties style:font-name="Latin Modern Math" fo:font-weight="normal" officeooo:rsid="00360152" style:font-weight-asian="normal" style:font-weight-complex="normal"/>
    </style:style>
    <style:style style:name="T17" style:family="text">
      <style:text-properties style:font-name="Latin Modern Math" fo:font-weight="normal" officeooo:rsid="003b63a8" style:font-weight-asian="normal" style:font-weight-complex="normal"/>
    </style:style>
    <style:style style:name="T18" style:family="text">
      <style:text-properties style:font-name="Latin Modern Math" fo:font-weight="normal" officeooo:rsid="003dcf95" style:font-weight-asian="normal" style:font-weight-complex="normal"/>
    </style:style>
    <style:style style:name="T19" style:family="text">
      <style:text-properties style:font-name="Latin Modern Math" fo:font-weight="normal" officeooo:rsid="003eb9cc" style:font-weight-asian="normal" style:font-weight-complex="normal"/>
    </style:style>
    <style:style style:name="T20" style:family="text">
      <style:text-properties style:font-name="Latin Modern Math" fo:font-weight="normal" officeooo:rsid="004076c8" style:font-weight-asian="normal" style:font-weight-complex="normal"/>
    </style:style>
    <style:style style:name="T21" style:family="text">
      <style:text-properties style:font-name="Latin Modern Math" fo:font-weight="normal" officeooo:rsid="00416ccb" style:font-weight-asian="normal" style:font-weight-complex="normal"/>
    </style:style>
    <style:style style:name="T22" style:family="text">
      <style:text-properties style:font-name="Latin Modern Math" style:text-underline-style="none" fo:font-weight="bold" style:font-weight-asian="bold" style:font-weight-complex="bold"/>
    </style:style>
    <style:style style:name="T23" style:family="text">
      <style:text-properties style:font-name="Latin Modern Math" style:text-underline-style="none" fo:font-weight="bold" officeooo:rsid="0012e7a7" style:font-weight-asian="bold" style:font-weight-complex="bold"/>
    </style:style>
    <style:style style:name="T24" style:family="text">
      <style:text-properties style:font-name="Latin Modern Math" fo:font-weight="bold" style:font-weight-asian="bold" style:font-weight-complex="bold"/>
    </style:style>
    <style:style style:name="T25" style:family="text">
      <style:text-properties style:font-name="Latin Modern Math" fo:font-style="italic" fo:font-weight="normal" style:font-style-asian="italic" style:font-weight-asian="normal" style:font-style-complex="italic" style:font-weight-complex="normal"/>
    </style:style>
    <style:style style:name="T26" style:family="text">
      <style:text-properties style:font-name="Latin Modern Math" fo:font-style="italic" fo:font-weight="normal" officeooo:rsid="000d1ff0" style:font-style-asian="italic" style:font-weight-asian="normal" style:font-style-complex="italic" style:font-weight-complex="normal"/>
    </style:style>
    <style:style style:name="T27" style:family="text">
      <style:text-properties style:font-name="Latin Modern Math" fo:font-style="italic" fo:font-weight="normal" officeooo:rsid="00360152" style:font-style-asian="italic" style:font-weight-asian="normal" style:font-style-complex="italic" style:font-weight-complex="normal"/>
    </style:style>
    <style:style style:name="T28" style:family="text">
      <style:text-properties style:font-name="Latin Modern Math" fo:font-style="italic" fo:font-weight="normal" officeooo:rsid="004076c8" style:font-style-asian="italic" style:font-weight-asian="normal" style:font-style-complex="italic" style:font-weight-complex="normal"/>
    </style:style>
    <style:style style:name="T29" style:family="text">
      <style:text-properties style:font-name="Latin Modern Math" fo:font-style="normal" fo:font-weight="normal" style:font-style-asian="normal" style:font-weight-asian="normal" style:font-style-complex="normal" style:font-weight-complex="normal"/>
    </style:style>
    <style:style style:name="T30" style:family="text">
      <style:text-properties style:font-name="Latin Modern Math" fo:font-style="normal" fo:font-weight="normal" officeooo:rsid="00360152" style:font-style-asian="normal" style:font-weight-asian="normal" style:font-style-complex="normal" style:font-weight-complex="normal"/>
    </style:style>
    <style:style style:name="T31" style:family="text">
      <style:text-properties style:font-name="Latin Modern Math" officeooo:rsid="00129b66"/>
    </style:style>
    <style:style style:name="T32" style:family="text">
      <style:text-properties style:font-name="Latin Modern Math" officeooo:rsid="000ebf83"/>
    </style:style>
    <style:style style:name="T33" style:family="text">
      <style:text-properties fo:font-style="italic" fo:font-weight="normal" officeooo:rsid="0012e7a7" style:font-style-asian="italic" style:font-weight-asian="normal" style:font-style-complex="italic" style:font-weight-complex="normal"/>
    </style:style>
    <style:style style:name="T34" style:family="text">
      <style:text-properties fo:font-style="italic" fo:font-weight="normal" officeooo:rsid="00162998"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font-style="italic" officeooo:rsid="00334657" style:font-style-asian="italic" style:font-style-complex="italic"/>
    </style:style>
    <style:style style:name="T37" style:family="text">
      <style:text-properties fo:font-weight="normal" style:font-weight-asian="normal" style:font-weight-complex="normal"/>
    </style:style>
    <style:style style:name="T38" style:family="text">
      <style:text-properties fo:font-weight="normal" officeooo:rsid="000ebf83" style:font-weight-asian="normal" style:font-weight-complex="normal"/>
    </style:style>
    <style:style style:name="T39" style:family="text">
      <style:text-properties fo:font-weight="normal" officeooo:rsid="00129b66" style:font-weight-asian="normal" style:font-weight-complex="normal"/>
    </style:style>
    <style:style style:name="T40" style:family="text">
      <style:text-properties fo:font-weight="normal" officeooo:rsid="0012e7a7" style:font-weight-asian="normal" style:font-weight-complex="normal"/>
    </style:style>
    <style:style style:name="T41" style:family="text">
      <style:text-properties fo:font-weight="normal" officeooo:rsid="0015b6cd" style:font-weight-asian="normal" style:font-weight-complex="normal"/>
    </style:style>
    <style:style style:name="T42" style:family="text">
      <style:text-properties fo:font-weight="normal" officeooo:rsid="00162998" style:font-weight-asian="normal" style:font-weight-complex="normal"/>
    </style:style>
    <style:style style:name="T43" style:family="text">
      <style:text-properties style:text-position="0% 100%" fo:font-weight="normal" style:font-weight-asian="normal" style:font-weight-complex="normal"/>
    </style:style>
    <style:style style:name="T44" style:family="text">
      <style:text-properties style:text-position="0% 100%" fo:font-weight="normal" officeooo:rsid="000ebf83" style:font-weight-asian="normal" style:font-weight-complex="normal"/>
    </style:style>
    <style:style style:name="T45" style:family="text">
      <style:text-properties style:text-position="0% 100%" fo:font-style="italic" fo:font-weight="normal" style:font-weight-asian="normal" style:font-weight-complex="normal"/>
    </style:style>
    <style:style style:name="T46" style:family="text">
      <style:text-properties style:text-position="0% 100%" fo:font-style="italic" fo:font-weight="normal" officeooo:rsid="000ebf83" style:font-weight-asian="normal" style:font-weight-complex="normal"/>
    </style:style>
    <style:style style:name="T47" style:family="text">
      <style:text-properties style:text-position="0% 100%" fo:font-style="italic" officeooo:rsid="00334657"/>
    </style:style>
    <style:style style:name="T48" style:family="text">
      <style:text-properties style:text-position="0% 100%" style:font-name="Latin Modern Math" fo:font-weight="normal" style:font-weight-asian="normal" style:font-weight-complex="normal"/>
    </style:style>
    <style:style style:name="T49" style:family="text">
      <style:text-properties style:text-position="0% 100%" style:font-name="Latin Modern Math" fo:font-weight="normal" officeooo:rsid="000bb14a" style:font-weight-asian="normal" style:font-weight-complex="normal"/>
    </style:style>
    <style:style style:name="T50" style:family="text">
      <style:text-properties style:text-position="0% 100%" style:font-name="Latin Modern Math" fo:font-weight="normal" officeooo:rsid="001975f0" style:font-weight-asian="normal" style:font-weight-complex="normal"/>
    </style:style>
    <style:style style:name="T51" style:family="text">
      <style:text-properties style:text-position="0% 100%" style:font-name="Latin Modern Math" fo:font-weight="normal" officeooo:rsid="0029e0e7" style:font-weight-asian="normal" style:font-weight-complex="normal"/>
    </style:style>
    <style:style style:name="T52" style:family="text">
      <style:text-properties style:text-position="0% 100%" style:font-name="Latin Modern Math" fo:font-style="italic" fo:font-weight="normal" style:font-weight-asian="normal" style:font-weight-complex="normal"/>
    </style:style>
    <style:style style:name="T53" style:family="text">
      <style:text-properties style:text-position="0% 100%" style:font-name="Latin Modern Math" fo:font-style="italic" fo:font-weight="normal" officeooo:rsid="000bb14a" style:font-weight-asian="normal" style:font-weight-complex="normal"/>
    </style:style>
    <style:style style:name="T54" style:family="text">
      <style:text-properties style:text-position="0% 100%" style:font-name="Latin Modern Math" fo:font-style="italic" fo:font-weight="normal" officeooo:rsid="0029e0e7" style:font-weight-asian="normal" style:font-weight-complex="normal"/>
    </style:style>
    <style:style style:name="T55" style:family="text">
      <style:text-properties style:text-position="0% 100%" officeooo:rsid="00334657"/>
    </style:style>
    <style:style style:name="T56" style:family="text">
      <style:text-properties fo:font-weight="bold" style:font-weight-asian="bold" style:font-weight-complex="bold"/>
    </style:style>
    <style:style style:name="T57" style:family="text">
      <style:text-properties officeooo:rsid="0025efa0"/>
    </style:style>
    <style:style style:name="T58" style:family="text">
      <style:text-properties officeooo:rsid="002fc2e6"/>
    </style:style>
    <style:style style:name="T59" style:family="text">
      <style:text-properties officeooo:rsid="00334657"/>
    </style:style>
    <style:style style:name="T60" style:family="text">
      <style:text-properties fo:font-style="normal" officeooo:rsid="00334657" style:font-style-asian="normal" style:font-style-complex="normal"/>
    </style:style>
    <style:style style:name="T61" style:family="text">
      <style:text-properties fo:font-style="normal" officeooo:rsid="00323349" style:font-style-asian="normal" style:font-style-complex="normal"/>
    </style:style>
    <style:style style:name="T62" style:family="text">
      <style:text-properties fo:font-style="normal" officeooo:rsid="00360152" style:font-style-asian="normal" style:font-style-complex="normal"/>
    </style:style>
    <style:style style:name="T63" style:family="text">
      <style:text-properties style:font-name="Latin Modern Math1" fo:font-weight="normal" style:font-weight-asian="normal" style:font-weight-complex="normal"/>
    </style:style>
    <style:style style:name="T64" style:family="text">
      <style:text-properties style:font-name="Latin Modern Math1" fo:font-weight="normal" officeooo:rsid="003b63a8"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anjay C Nagi</text:p>
      <text:p text:style-name="P23">West African 2L sweep 28.5mb</text:p>
      <text:p text:style-name="P3"/>
      <text:p text:style-name="P1"><text:span text:style-name="T24">Background</text:span><text:span text:style-name="T1"> </text:span></text:p>
      <text:p text:style-name="P4"/>
      <text:p text:style-name="P1"><text:span text:style-name="T1">H12 and iHS scans revealed a </text:span><text:a xlink:type="simple" xlink:href="https://malariagen.github.io/agam-selection-atlas/0.1-alpha3/signal/H12/BFS/2/3/" text:style-name="ListLabel_20_74" text:visited-style-name="ListLabel_20_74"><text:span text:style-name="Internet_20_link"><text:span text:style-name="T1">large selective sweep</text:span></text:span></text:a><text:span text:style-name="T1"> within the 2LA inversion at ~28.5 mbp, found in </text:span><text:span text:style-name="T25">Anopheles</text:span><text:span text:style-name="T1"> </text:span><text:span text:style-name="T25">gambiae</text:span><text:span text:style-name="T1"> populations of Burkina Faso and Guinea.</text:span></text:p>
      <text:p text:style-name="P4"/>
      <text:p text:style-name="P4">A number of detox genes lie underneath the swept region. Directly under the focal point of the sweep lie two paralogous alpha esterases, COEAE1F (AGAP006227), and COEAE2F (AGAP006228). Just before COEAE1F, there are five aldehyde oxidases (AGAP006220/ 221/224/225/226) which are broken up by two glucosyl transferases (UGTs, AGAP006222, 223). </text:p>
      <text:p text:style-name="P4"/>
      <text:p text:style-name="P1"><text:span text:style-name="T1">Based on the selection scans alone, the primary candidates would be the two esterase genes. However, UGTs are known to be involved in Phase 2 detoxification of pyrethroids </text:span><text:reference-mark-start text:name="ADDIN CSL_CITATION {&quot;citationItems&quot;: [{&quot;id&quot;: &quot;ITEM-1&quot;, &quot;itemData&quot;: {&quot;DOI&quot;: &quot;10.1073/pnas.1320185110&quot;, &quot;ISBN&quot;: &quot;1091-6490 (Electronic)\\r0027-8424 (Linking)&quot;, &quot;ISSN&quot;: &quot;0027-8424&quot;, &quot;PMID&quot;: &quot;24248381&quot;, &quot;abstract&quot;: &quot;Pyrethroid insecticides are used to control diseases spread by arthropods. We have developed a suite of pyrethroid mimetic activity-based probes (PyABPs) to selectively label and identify P450s associated with pyrethroid metabolism. The probes were screened against pyrethroid-metabolizing and nonmetabolizing mosquito P450s, as well as rodent microsomes, to measure labeling specificity, plus cytochrome P450 oxidoreductase and b5 knockout mouse livers to validate P450 activation and establish the role for b5 in probe activation. Using PyABPs, we were able to profile active enzymes in rat liver microsomes and identify pyrethroid-metabolizing enzymes in the target tissue. These included P450s as well as related detoxification enzymes, notably UDP-glucuronosyltransferases, suggesting a network of associated pyrethroid-metabolizing enzymes, or \&quot;pyrethrome.\&quot; Considering the central role P450s play in metabolizing insecticides, we anticipate that PyABPs will aid in the identification and profiling of P450s associated with insecticide pharmacology in a wide range of species, improving understanding of P450-insecticide interactions and aiding the development of unique tools for disease control.&quot;, &quot;author&quot;: [{&quot;dropping-particle&quot;: &quot;&quot;, &quot;family&quot;: &quot;Ismail&quot;, &quot;given&quot;: &quot;H. M.&quot;, &quot;non-dropping-particle&quot;: &quot;&quot;, &quot;parse-names&quot;: false, &quot;suffix&quot;: &quot;&quot;}, {&quot;dropping-particle&quot;: &quot;&quot;, &quot;family&quot;: &quot;O'Neill&quot;, &quot;given&quot;: &quot;P. M.&quot;, &quot;non-dropping-particle&quot;: &quot;&quot;, &quot;parse-names&quot;: false, &quot;suffix&quot;: &quot;&quot;}, {&quot;dropping-particle&quot;: &quot;&quot;, &quot;family&quot;: &quot;Hong&quot;, &quot;given&quot;: &quot;D. W.&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Henderson&quot;, &quot;given&quot;: &quot;C. J.&quot;, &quot;non-dropping-particle&quot;: &quot;&quot;, &quot;parse-names&quot;: false, &quot;suffix&quot;: &quot;&quot;}, {&quot;dropping-particle&quot;: &quot;&quot;, &quot;family&quot;: &quot;Wright&quot;, &quot;given&quot;: &quot;A. T.&quot;, &quot;non-dropping-particle&quot;: &quot;&quot;, &quot;parse-names&quot;: false, &quot;suffix&quot;: &quot;&quot;}, {&quot;dropping-particle&quot;: &quot;&quot;, &quot;family&quot;: &quot;Cravatt&quot;, &quot;given&quot;: &quot;B. F.&quot;, &quot;non-dropping-particle&quot;: &quot;&quot;, &quot;parse-names&quot;: false, &quot;suffix&quot;: &quot;&quot;}, {&quot;dropping-particle&quot;: &quot;&quot;, &quot;family&quot;: &quot;Hemingway&quot;, &quot;given&quot;: &quot;J.&quot;, &quot;non-dropping-particle&quot;: &quot;&quot;, &quot;parse-names&quot;: false, &quot;suffix&quot;: &quot;&quot;}, {&quot;dropping-particle&quot;: &quot;&quot;, &quot;family&quot;: &quot;Paine&quot;, &quot;given&quot;: &quot;M. J. I.&quot;, &quot;non-dropping-particle&quot;: &quot;&quot;, &quot;parse-names&quot;: false, &quot;suffix&quot;: &quot;&quot;}], &quot;container-title&quot;: &quot;Proceedings of the National Academy of Sciences&quot;, &quot;id&quot;: &quot;ITEM-1&quot;, &quot;issue&quot;: &quot;49&quot;, &quot;issued&quot;: {&quot;date-parts&quot;: [[&quot;2013&quot;]]}, &quot;page&quot;: &quot;19766-19771&quot;, &quot;title&quot;: &quot;Pyrethroid activity-based probes for profiling cytochrome P450 activities associated with insecticide interactions&quot;, &quot;type&quot;: &quot;article-journal&quot;, &quot;volume&quot;: &quot;110&quot;}, &quot;uris&quot;: [&quot;http://www.mendeley.com/documents/?uuid=e0b289ed-78ad-4da1-ab7c-97ba00f06b36&quot;]}], &quot;mendeley&quot;: {&quot;formattedCitation&quot;: &quot;(Ismail &lt;i&gt;et al.&lt;/i&gt;, 2013)&quot;, &quot;plainTextFormattedCitation&quot;: &quot;(Ismail et al., 2013)&quot;, &quot;previouslyFormattedCitation&quot;: &quot;(Ismail &lt;i&gt;et al.&lt;/i&gt;, 2013)&quot;}, &quot;properties&quot;: {&quot;noteIndex&quot;: 0}, &quot;schema&quot;: &quot;https://github.com/citation-style-language/schema/raw/master/csl-citation.json&quot;} RNDBhY9VFZ8a0"/><text:span text:style-name="T48">(Ismail </text:span><text:span text:style-name="T52">et al.</text:span><text:span text:style-name="T48">, 2013)</text:span><text:reference-mark-end text:name="ADDIN CSL_CITATION {&quot;citationItems&quot;: [{&quot;id&quot;: &quot;ITEM-1&quot;, &quot;itemData&quot;: {&quot;DOI&quot;: &quot;10.1073/pnas.1320185110&quot;, &quot;ISBN&quot;: &quot;1091-6490 (Electronic)\\r0027-8424 (Linking)&quot;, &quot;ISSN&quot;: &quot;0027-8424&quot;, &quot;PMID&quot;: &quot;24248381&quot;, &quot;abstract&quot;: &quot;Pyrethroid insecticides are used to control diseases spread by arthropods. We have developed a suite of pyrethroid mimetic activity-based probes (PyABPs) to selectively label and identify P450s associated with pyrethroid metabolism. The probes were screened against pyrethroid-metabolizing and nonmetabolizing mosquito P450s, as well as rodent microsomes, to measure labeling specificity, plus cytochrome P450 oxidoreductase and b5 knockout mouse livers to validate P450 activation and establish the role for b5 in probe activation. Using PyABPs, we were able to profile active enzymes in rat liver microsomes and identify pyrethroid-metabolizing enzymes in the target tissue. These included P450s as well as related detoxification enzymes, notably UDP-glucuronosyltransferases, suggesting a network of associated pyrethroid-metabolizing enzymes, or \&quot;pyrethrome.\&quot; Considering the central role P450s play in metabolizing insecticides, we anticipate that PyABPs will aid in the identification and profiling of P450s associated with insecticide pharmacology in a wide range of species, improving understanding of P450-insecticide interactions and aiding the development of unique tools for disease control.&quot;, &quot;author&quot;: [{&quot;dropping-particle&quot;: &quot;&quot;, &quot;family&quot;: &quot;Ismail&quot;, &quot;given&quot;: &quot;H. M.&quot;, &quot;non-dropping-particle&quot;: &quot;&quot;, &quot;parse-names&quot;: false, &quot;suffix&quot;: &quot;&quot;}, {&quot;dropping-particle&quot;: &quot;&quot;, &quot;family&quot;: &quot;O'Neill&quot;, &quot;given&quot;: &quot;P. M.&quot;, &quot;non-dropping-particle&quot;: &quot;&quot;, &quot;parse-names&quot;: false, &quot;suffix&quot;: &quot;&quot;}, {&quot;dropping-particle&quot;: &quot;&quot;, &quot;family&quot;: &quot;Hong&quot;, &quot;given&quot;: &quot;D. W.&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Henderson&quot;, &quot;given&quot;: &quot;C. J.&quot;, &quot;non-dropping-particle&quot;: &quot;&quot;, &quot;parse-names&quot;: false, &quot;suffix&quot;: &quot;&quot;}, {&quot;dropping-particle&quot;: &quot;&quot;, &quot;family&quot;: &quot;Wright&quot;, &quot;given&quot;: &quot;A. T.&quot;, &quot;non-dropping-particle&quot;: &quot;&quot;, &quot;parse-names&quot;: false, &quot;suffix&quot;: &quot;&quot;}, {&quot;dropping-particle&quot;: &quot;&quot;, &quot;family&quot;: &quot;Cravatt&quot;, &quot;given&quot;: &quot;B. F.&quot;, &quot;non-dropping-particle&quot;: &quot;&quot;, &quot;parse-names&quot;: false, &quot;suffix&quot;: &quot;&quot;}, {&quot;dropping-particle&quot;: &quot;&quot;, &quot;family&quot;: &quot;Hemingway&quot;, &quot;given&quot;: &quot;J.&quot;, &quot;non-dropping-particle&quot;: &quot;&quot;, &quot;parse-names&quot;: false, &quot;suffix&quot;: &quot;&quot;}, {&quot;dropping-particle&quot;: &quot;&quot;, &quot;family&quot;: &quot;Paine&quot;, &quot;given&quot;: &quot;M. J. I.&quot;, &quot;non-dropping-particle&quot;: &quot;&quot;, &quot;parse-names&quot;: false, &quot;suffix&quot;: &quot;&quot;}], &quot;container-title&quot;: &quot;Proceedings of the National Academy of Sciences&quot;, &quot;id&quot;: &quot;ITEM-1&quot;, &quot;issue&quot;: &quot;49&quot;, &quot;issued&quot;: {&quot;date-parts&quot;: [[&quot;2013&quot;]]}, &quot;page&quot;: &quot;19766-19771&quot;, &quot;title&quot;: &quot;Pyrethroid activity-based probes for profiling cytochrome P450 activities associated with insecticide interactions&quot;, &quot;type&quot;: &quot;article-journal&quot;, &quot;volume&quot;: &quot;110&quot;}, &quot;uris&quot;: [&quot;http://www.mendeley.com/documents/?uuid=e0b289ed-78ad-4da1-ab7c-97ba00f06b36&quot;]}], &quot;mendeley&quot;: {&quot;formattedCitation&quot;: &quot;(Ismail &lt;i&gt;et al.&lt;/i&gt;, 2013)&quot;, &quot;plainTextFormattedCitation&quot;: &quot;(Ismail et al., 2013)&quot;, &quot;previouslyFormattedCitation&quot;: &quot;(Ismail &lt;i&gt;et al.&lt;/i&gt;, 2013)&quot;}, &quot;properties&quot;: {&quot;noteIndex&quot;: 0}, &quot;schema&quot;: &quot;https://github.com/citation-style-language/schema/raw/master/csl-citation.json&quot;} RNDBhY9VFZ8a0"/><text:span text:style-name="T1">⁠, and aldehyde oxidases have been associated with resistance to neonicotinoids </text:span><text:reference-mark-start text:name="ADDIN CSL_CITATION {&quot;citationItems&quot;: [{&quot;id&quot;: &quot;ITEM-1&quot;, &quot;itemData&quot;: {&quot;DOI&quot;: &quot;10.1046/j.1365-2583.2000.00160.x&quot;, &quot;ISSN&quot;: &quot;09621075&quot;, &quot;abstract&quot;: &quot;The evolution and spread of insecticide resistance is an important factor in human disease prevention and crop protection. The mosquito Culex quinquefasciatus is the main vector of the disease filariasis and a member of a species complex which is a common biting nuisance worldwide. The common insecticide resistance mechanism in this species involves germline amplification of the esterases est\u03b121 and est\u03b221. This amplification has arisen once and rapidly spread worldwide. Less common and more variable resistance phenotypes involve coamplification of est\u03b13 and est\u03b21, or individual amplification of a single est\u03b21, different alleles of the same est\u03b1 and est\u03b2 gene loci. Est\u03b121 and est\u03b221 are on the same large fragment of amplified DNA (amplicon) 2.7 kb apart. We have now shown that this amplicon contains another full-length gene immediately 5' of est\u03b121 which codes for a molybdenum-containing hydroxylase, with highest homology to aldehyde oxidase (AO) from other organisms. The full-length putative AO gene is not present on the est\u03b13/est\u03b21 or est\u03b21 amplicons, but multiple truncated 5' ends of this gene are present around the presumed est\u03b13/est\u03b21 amplicon breakpoint. Polymerase chain reaction (PCR) analysis of insecticide-susceptible genomic DNA demonstrated that a different allele of the putative AO gene in its nonamplified form is immediately 5' of est\u03b1. The 'AO' gene on the est\u03b121/est\u03b221 amplicon is expressed and resistant insects have greater AO activity. This AO activity is sensitive to inhibition by an aldehyde-containing herbicide and pesticide. This enzyme may confer a selective advantage to these insects in the presence of insecticide, as AO in mammals is believed to be important in the detoxification process of several environmental pollutants.&quot;, &quot;author&quot;: [{&quot;dropping-particle&quot;: &quot;&quot;, &quot;family&quot;: &quot;Hemingway&quot;, &quot;given&quot;: &quot;J.&quot;, &quot;non-dropping-particle&quot;: &quot;&quot;, &quot;parse-names&quot;: false, &quot;suffix&quot;: &quot;&quot;}, {&quot;dropping-particle&quot;: &quot;&quot;, &quot;family&quot;: &quot;Coleman&quot;, &quot;given&quot;: &quot;M.&quot;, &quot;non-dropping-particle&quot;: &quot;&quot;, &quot;parse-names&quot;: false, &quot;suffix&quot;: &quot;&quot;}, {&quot;dropping-particle&quot;: &quot;&quot;, &quot;family&quot;: &quot;Paton&quot;, &quot;given&quot;: &quot;M.&quot;, &quot;non-dropping-particle&quot;: &quot;&quot;, &quot;parse-names&quot;: false, &quot;suffix&quot;: &quot;&quot;}, {&quot;dropping-particle&quot;: &quot;&quot;, &quot;family&quot;: &quot;McCarroll&quot;, &quot;given&quot;: &quot;L.&quot;, &quot;non-dropping-particle&quot;: &quot;&quot;, &quot;parse-names&quot;: false, &quot;suffix&quot;: &quot;&quot;}, {&quot;dropping-particle&quot;: &quot;&quot;, &quot;family&quot;: &quot;Vaughan&quot;, &quot;given&quot;: &quot;A.&quot;, &quot;non-dropping-particle&quot;: &quot;&quot;, &quot;parse-names&quot;: false, &quot;suffix&quot;: &quot;&quot;}, {&quot;dropping-particle&quot;: &quot;&quot;, &quot;family&quot;: &quot;DeSilva&quot;, &quot;given&quot;: &quot;D.&quot;, &quot;non-dropping-particle&quot;: &quot;&quot;, &quot;parse-names&quot;: false, &quot;suffix&quot;: &quot;&quot;}], &quot;container-title&quot;: &quot;Insect Molecular Biology&quot;, &quot;id&quot;: &quot;ITEM-1&quot;, &quot;issue&quot;: &quot;1&quot;, &quot;issued&quot;: {&quot;date-parts&quot;: [[&quot;2000&quot;]]}, &quot;page&quot;: &quot;93-99&quot;, &quot;title&quot;: &quot;Aldehyde oxidase is coamplified with the World's most common Culex mosquito insecticide resistance-associated esterases&quot;, &quot;type&quot;: &quot;article-journal&quot;, &quot;volume&quot;: &quot;9&quot;}, &quot;uris&quot;: [&quot;http://www.mendeley.com/documents/?uuid=37f7d8a4-c96e-4462-9b6c-7d30bca046c1&quot;]}, {&quot;id&quot;: &quot;ITEM-2&quot;, &quot;itemData&quot;: {&quot;DOI&quot;: &quot;10.1021/jf900250f.Enzymes&quot;, &quot;abstract&quot;: &quot;Neonicotinoid insecticide metabolism involves considerable substrate specificity and regioselectivity of the relevant CYP450, aldehyde oxidase, and phase II enzymes. Human CYP450 recombinant enzymes carry out the following conversions: CYP3A4, 2C19 and 2B6 for thiamethoxam (TMX) to clothianidin (CLO); 3A4, 2C19 and 2A6 for CLO to desmethyl-CLO; 2C19 for TMX to desmethyl-TMX. Human liver aldehyde oxidase reduces the nitro substituent of CLO to nitroso much more rapidly than that of TMX. Imidacloprid (IMI), CLO and several of their metabolites do not give detectable N-glucuronides but 5-hydroxy-IMI, 4,5-diol-IMI and 4-hydroxy- thiacloprid are converted to O-glucuronides in vitro with mouse liver microsomes and UDP- glucuronic acid or in vivo in mice. Mouse liver cytosol with S-adenosylmethionine converts desmethyl-CLO to CLO but not desmethyl-TMX to TMX. Two organophosphorus CYP450 inhibitors partially block IMI, thiacloprid and CLO metabolism in vivo in mice, elevating the brain and liver levels of the parent compounds while reducing amounts of the hydroxylated metabolites.&quot;, &quot;author&quot;: [{&quot;dropping-particle&quot;: &quot;&quot;, &quot;family&quot;: &quot;Shi&quot;, &quot;given&quot;: &quot;Xueyan&quot;, &quot;non-dropping-particle&quot;: &quot;&quot;, &quot;parse-names&quot;: false, &quot;suffix&quot;: &quot;&quot;}, {&quot;dropping-particle&quot;: &quot;&quot;, &quot;family&quot;: &quot;Dick&quot;, &quot;given&quot;: &quot;Ryan a&quot;, &quot;non-dropping-particle&quot;: &quot;&quot;, &quot;parse-names&quot;: false, &quot;suffix&quot;: &quot;&quot;}, {&quot;dropping-particle&quot;: &quot;&quot;, &quot;family&quot;: &quot;Ford&quot;, &quot;given&quot;: &quot;Kevin a&quot;, &quot;non-dropping-particle&quot;: &quot;&quot;, &quot;parse-names&quot;: false, &quot;suffix&quot;: &quot;&quot;}, {&quot;dropping-particle&quot;: &quot;&quot;, &quot;family&quot;: &quot;Casida&quot;, &quot;given&quot;: &quot;John E&quot;, &quot;non-dropping-particle&quot;: &quot;&quot;, &quot;parse-names&quot;: false, &quot;suffix&quot;: &quot;&quot;}], &quot;container-title&quot;: &quot;Journal of agricultural and food chemistry&quot;, &quot;id&quot;: &quot;ITEM-2&quot;, &quot;issue&quot;: &quot;11&quot;, &quot;issued&quot;: {&quot;date-parts&quot;: [[&quot;2009&quot;]]}, &quot;page&quot;: &quot;4861-4866&quot;, &quot;title&quot;: &quot;NIH Public Access NEO\u306e\u4ee3\u8b1d\u9175\u7d20\u306b\u3064\u3044\u3066&quot;, &quot;type&quot;: &quot;article-journal&quot;, &quot;volume&quot;: &quot;57&quot;}, &quot;uris&quot;: [&quot;http://www.mendeley.com/documents/?uuid=c0deb208-ffc4-4ebb-bf19-cc3ec3c1a4ec&quot;]}], &quot;mendeley&quot;: {&quot;formattedCitation&quot;: &quot;(Hemingway &lt;i&gt;et al.&lt;/i&gt;, 2000; Shi &lt;i&gt;et al.&lt;/i&gt;, 2009)&quot;, &quot;plainTextFormattedCitation&quot;: &quot;(Hemingway et al., 2000; Shi et al., 2009)&quot;, &quot;previouslyFormattedCitation&quot;: &quot;(Hemingway &lt;i&gt;et al.&lt;/i&gt;, 2000; Shi &lt;i&gt;et al.&lt;/i&gt;, 2009)&quot;}, &quot;properties&quot;: {&quot;noteIndex&quot;: 0}, &quot;schema&quot;: &quot;https://github.com/citation-style-language/schema/raw/master/csl-citation.json&quot;} RNDxK4rtxekyg"/><text:span text:style-name="T48">(Hemingway </text:span><text:span text:style-name="T52">et al.</text:span><text:span text:style-name="T48">, 2000; Shi </text:span><text:span text:style-name="T52">et al.</text:span><text:span text:style-name="T48">, 2009)</text:span><text:reference-mark-end text:name="ADDIN CSL_CITATION {&quot;citationItems&quot;: [{&quot;id&quot;: &quot;ITEM-1&quot;, &quot;itemData&quot;: {&quot;DOI&quot;: &quot;10.1046/j.1365-2583.2000.00160.x&quot;, &quot;ISSN&quot;: &quot;09621075&quot;, &quot;abstract&quot;: &quot;The evolution and spread of insecticide resistance is an important factor in human disease prevention and crop protection. The mosquito Culex quinquefasciatus is the main vector of the disease filariasis and a member of a species complex which is a common biting nuisance worldwide. The common insecticide resistance mechanism in this species involves germline amplification of the esterases est\u03b121 and est\u03b221. This amplification has arisen once and rapidly spread worldwide. Less common and more variable resistance phenotypes involve coamplification of est\u03b13 and est\u03b21, or individual amplification of a single est\u03b21, different alleles of the same est\u03b1 and est\u03b2 gene loci. Est\u03b121 and est\u03b221 are on the same large fragment of amplified DNA (amplicon) 2.7 kb apart. We have now shown that this amplicon contains another full-length gene immediately 5' of est\u03b121 which codes for a molybdenum-containing hydroxylase, with highest homology to aldehyde oxidase (AO) from other organisms. The full-length putative AO gene is not present on the est\u03b13/est\u03b21 or est\u03b21 amplicons, but multiple truncated 5' ends of this gene are present around the presumed est\u03b13/est\u03b21 amplicon breakpoint. Polymerase chain reaction (PCR) analysis of insecticide-susceptible genomic DNA demonstrated that a different allele of the putative AO gene in its nonamplified form is immediately 5' of est\u03b1. The 'AO' gene on the est\u03b121/est\u03b221 amplicon is expressed and resistant insects have greater AO activity. This AO activity is sensitive to inhibition by an aldehyde-containing herbicide and pesticide. This enzyme may confer a selective advantage to these insects in the presence of insecticide, as AO in mammals is believed to be important in the detoxification process of several environmental pollutants.&quot;, &quot;author&quot;: [{&quot;dropping-particle&quot;: &quot;&quot;, &quot;family&quot;: &quot;Hemingway&quot;, &quot;given&quot;: &quot;J.&quot;, &quot;non-dropping-particle&quot;: &quot;&quot;, &quot;parse-names&quot;: false, &quot;suffix&quot;: &quot;&quot;}, {&quot;dropping-particle&quot;: &quot;&quot;, &quot;family&quot;: &quot;Coleman&quot;, &quot;given&quot;: &quot;M.&quot;, &quot;non-dropping-particle&quot;: &quot;&quot;, &quot;parse-names&quot;: false, &quot;suffix&quot;: &quot;&quot;}, {&quot;dropping-particle&quot;: &quot;&quot;, &quot;family&quot;: &quot;Paton&quot;, &quot;given&quot;: &quot;M.&quot;, &quot;non-dropping-particle&quot;: &quot;&quot;, &quot;parse-names&quot;: false, &quot;suffix&quot;: &quot;&quot;}, {&quot;dropping-particle&quot;: &quot;&quot;, &quot;family&quot;: &quot;McCarroll&quot;, &quot;given&quot;: &quot;L.&quot;, &quot;non-dropping-particle&quot;: &quot;&quot;, &quot;parse-names&quot;: false, &quot;suffix&quot;: &quot;&quot;}, {&quot;dropping-particle&quot;: &quot;&quot;, &quot;family&quot;: &quot;Vaughan&quot;, &quot;given&quot;: &quot;A.&quot;, &quot;non-dropping-particle&quot;: &quot;&quot;, &quot;parse-names&quot;: false, &quot;suffix&quot;: &quot;&quot;}, {&quot;dropping-particle&quot;: &quot;&quot;, &quot;family&quot;: &quot;DeSilva&quot;, &quot;given&quot;: &quot;D.&quot;, &quot;non-dropping-particle&quot;: &quot;&quot;, &quot;parse-names&quot;: false, &quot;suffix&quot;: &quot;&quot;}], &quot;container-title&quot;: &quot;Insect Molecular Biology&quot;, &quot;id&quot;: &quot;ITEM-1&quot;, &quot;issue&quot;: &quot;1&quot;, &quot;issued&quot;: {&quot;date-parts&quot;: [[&quot;2000&quot;]]}, &quot;page&quot;: &quot;93-99&quot;, &quot;title&quot;: &quot;Aldehyde oxidase is coamplified with the World's most common Culex mosquito insecticide resistance-associated esterases&quot;, &quot;type&quot;: &quot;article-journal&quot;, &quot;volume&quot;: &quot;9&quot;}, &quot;uris&quot;: [&quot;http://www.mendeley.com/documents/?uuid=37f7d8a4-c96e-4462-9b6c-7d30bca046c1&quot;]}, {&quot;id&quot;: &quot;ITEM-2&quot;, &quot;itemData&quot;: {&quot;DOI&quot;: &quot;10.1021/jf900250f.Enzymes&quot;, &quot;abstract&quot;: &quot;Neonicotinoid insecticide metabolism involves considerable substrate specificity and regioselectivity of the relevant CYP450, aldehyde oxidase, and phase II enzymes. Human CYP450 recombinant enzymes carry out the following conversions: CYP3A4, 2C19 and 2B6 for thiamethoxam (TMX) to clothianidin (CLO); 3A4, 2C19 and 2A6 for CLO to desmethyl-CLO; 2C19 for TMX to desmethyl-TMX. Human liver aldehyde oxidase reduces the nitro substituent of CLO to nitroso much more rapidly than that of TMX. Imidacloprid (IMI), CLO and several of their metabolites do not give detectable N-glucuronides but 5-hydroxy-IMI, 4,5-diol-IMI and 4-hydroxy- thiacloprid are converted to O-glucuronides in vitro with mouse liver microsomes and UDP- glucuronic acid or in vivo in mice. Mouse liver cytosol with S-adenosylmethionine converts desmethyl-CLO to CLO but not desmethyl-TMX to TMX. Two organophosphorus CYP450 inhibitors partially block IMI, thiacloprid and CLO metabolism in vivo in mice, elevating the brain and liver levels of the parent compounds while reducing amounts of the hydroxylated metabolites.&quot;, &quot;author&quot;: [{&quot;dropping-particle&quot;: &quot;&quot;, &quot;family&quot;: &quot;Shi&quot;, &quot;given&quot;: &quot;Xueyan&quot;, &quot;non-dropping-particle&quot;: &quot;&quot;, &quot;parse-names&quot;: false, &quot;suffix&quot;: &quot;&quot;}, {&quot;dropping-particle&quot;: &quot;&quot;, &quot;family&quot;: &quot;Dick&quot;, &quot;given&quot;: &quot;Ryan a&quot;, &quot;non-dropping-particle&quot;: &quot;&quot;, &quot;parse-names&quot;: false, &quot;suffix&quot;: &quot;&quot;}, {&quot;dropping-particle&quot;: &quot;&quot;, &quot;family&quot;: &quot;Ford&quot;, &quot;given&quot;: &quot;Kevin a&quot;, &quot;non-dropping-particle&quot;: &quot;&quot;, &quot;parse-names&quot;: false, &quot;suffix&quot;: &quot;&quot;}, {&quot;dropping-particle&quot;: &quot;&quot;, &quot;family&quot;: &quot;Casida&quot;, &quot;given&quot;: &quot;John E&quot;, &quot;non-dropping-particle&quot;: &quot;&quot;, &quot;parse-names&quot;: false, &quot;suffix&quot;: &quot;&quot;}], &quot;container-title&quot;: &quot;Journal of agricultural and food chemistry&quot;, &quot;id&quot;: &quot;ITEM-2&quot;, &quot;issue&quot;: &quot;11&quot;, &quot;issued&quot;: {&quot;date-parts&quot;: [[&quot;2009&quot;]]}, &quot;page&quot;: &quot;4861-4866&quot;, &quot;title&quot;: &quot;NIH Public Access NEO\u306e\u4ee3\u8b1d\u9175\u7d20\u306b\u3064\u3044\u3066&quot;, &quot;type&quot;: &quot;article-journal&quot;, &quot;volume&quot;: &quot;57&quot;}, &quot;uris&quot;: [&quot;http://www.mendeley.com/documents/?uuid=c0deb208-ffc4-4ebb-bf19-cc3ec3c1a4ec&quot;]}], &quot;mendeley&quot;: {&quot;formattedCitation&quot;: &quot;(Hemingway &lt;i&gt;et al.&lt;/i&gt;, 2000; Shi &lt;i&gt;et al.&lt;/i&gt;, 2009)&quot;, &quot;plainTextFormattedCitation&quot;: &quot;(Hemingway et al., 2000; Shi et al., 2009)&quot;, &quot;previouslyFormattedCitation&quot;: &quot;(Hemingway &lt;i&gt;et al.&lt;/i&gt;, 2000; Shi &lt;i&gt;et al.&lt;/i&gt;, 2009)&quot;}, &quot;properties&quot;: {&quot;noteIndex&quot;: 0}, &quot;schema&quot;: &quot;https://github.com/citation-style-language/schema/raw/master/csl-citation.json&quot;} RNDxK4rtxekyg"/><text:span text:style-name="T1">⁠. </text:span></text:p>
      <text:p text:style-name="P4"/>
      <text:p text:style-name="P23">Literature review</text:p>
      <text:p text:style-name="P11"/>
      <text:p text:style-name="P4">Esterases are typically thought to be involved in organophosphate resistance…blah blah</text:p>
      <text:p text:style-name="P4"/>
      <text:p text:style-name="P4">The majority of genes with esterase activity can be divided into eight subfamilies: alpha-esterases, beta-esterases, juvenile hormone esterases, acetylcholinesterases, gliotactins, neurotactins, neuroligins and glucactin type. </text:p>
      <text:p text:style-name="P4"/>
      <text:p text:style-name="P4">All pyrethroids contain ester bonds, and are therefore subject to ester hydrolysis. Both es</text:p>
      <text:p text:style-name="P4"/>
      <text:p text:style-name="P4">Both esterases of interest here are alpha-esterases, which are generally believed to be more likely to metabolise pyrethroids than beta-carboxylesterases (ref?). </text:p>
      <text:p text:style-name="P4"/>
      <text:p text:style-name="P4">Type 2 pyrethroids are generally more potent, in part because their greater bulk makes them less susceptible by hydrolytic detox by carboxylesterases. The same is also true for cis and trans isomers – cis isomers are more potent, partly due to being less likely to be metabolised by esterases. </text:p>
      <text:p text:style-name="P4"/>
      <text:p text:style-name="P4">AOs</text:p>
      <text:p text:style-name="P4">UGTs</text:p>
      <text:p text:style-name="P4"/>
      <text:p text:style-name="P34">The two alpha esterases are one to one otho</text:p>
      <text:p text:style-name="P4"/>
      <text:p text:style-name="P4"/>
      <text:p text:style-name="P4"/>
      <text:p text:style-name="P4"/>
      <text:p text:style-name="P4"/>
      <text:p text:style-name="P4"/>
      <text:p text:style-name="P4"/>
      <text:p text:style-name="P4"/>
      <text:p text:style-name="P27"><text:soft-page-break/>Results</text:p>
      <text:p text:style-name="P24">Selection scans</text:p>
      <text:p text:style-name="P12"/>
      <text:p text:style-name="P14"><text:span text:style-name="T37">We used SNP variation data from the Anopheles 1000 genomes project (Phase 2-AR1), retrieving phased genotype calls, and associated variant metadata</text:span> <text:reference-mark-start text:name="ADDIN CSL_CITATION {&quot;citationItems&quot;: [{&quot;id&quot;: &quot;ITEM-1&quot;, &quot;itemData&quot;: {&quot;DOI&quot;: &quot;10.1038/nature24995&quot;, &quot;ISSN&quot;: &quot;14764687&quot;, &quot;PMID&quot;: &quot;29186111&quot;, &quot;abstract&quot;: &quot;Genome sequencing analyses from 765 specimens of Anopheles gambiae and Anopheles coluzzii from 15 locations across Africa characterize patterns of gene flow and variations in population size, and provide a resource for studying the evolution of natural malaria vector populations.&quot;, &quot;author&quot;: [{&quot;dropping-particle&quot;: &quot;&quot;, &quot;family&quot;: &quot;Miles&quot;, &quot;given&quot;: &quot;Alistair&quot;, &quot;non-dropping-particle&quot;: &quot;&quot;, &quot;parse-names&quot;: false, &quot;suffix&quot;: &quot;&quot;}, {&quot;dropping-particle&quot;: &quot;&quot;, &quot;family&quot;: &quot;Harding&quot;, &quot;given&quot;: &quot;Nicholas J.&quot;, &quot;non-dropping-particle&quot;: &quot;&quot;, &quot;parse-names&quot;: false, &quot;suffix&quot;: &quot;&quot;}, {&quot;dropping-particle&quot;: &quot;&quot;, &quot;family&quot;: &quot;Bott\u00e0&quot;, &quot;given&quot;: &quot;Giordano&quot;, &quot;non-dropping-particle&quot;: &quot;&quot;, &quot;parse-names&quot;: false, &quot;suffix&quot;: &quot;&quot;}, {&quot;dropping-particle&quot;: &quot;&quot;, &quot;family&quot;: &quot;Clarkson&quot;, &quot;given&quot;: &quot;Chris S.&quot;, &quot;non-dropping-particle&quot;: &quot;&quot;, &quot;parse-names&quot;: false, &quot;suffix&quot;: &quot;&quot;}, {&quot;dropping-particle&quot;: &quot;&quot;, &quot;family&quot;: &quot;Ant\u00e3o&quot;, &quot;given&quot;: &quot;Tiago&quot;, &quot;non-dropping-particle&quot;: &quot;&quot;, &quot;parse-names&quot;: false, &quot;suffix&quot;: &quot;&quot;}, {&quot;dropping-particle&quot;: &quot;&quot;, &quot;family&quot;: &quot;Kozak&quot;, &quot;given&quot;: &quot;Krzysztof&quot;, &quot;non-dropping-particle&quot;: &quot;&quot;, &quot;parse-names&quot;: false, &quot;suffix&quot;: &quot;&quot;}, {&quot;dropping-particle&quot;: &quot;&quot;, &quot;family&quot;: &quot;Schrider&quot;, &quot;given&quot;: &quot;Daniel R.&quot;, &quot;non-dropping-particle&quot;: &quot;&quot;, &quot;parse-names&quot;: false, &quot;suffix&quot;: &quot;&quot;}, {&quot;dropping-particle&quot;: &quot;&quot;, &quot;family&quot;: &quot;Kern&quot;, &quot;given&quot;: &quot;Andrew D.&quot;, &quot;non-dropping-particle&quot;: &quot;&quot;, &quot;parse-names&quot;: false, &quot;suffix&quot;: &quot;&quot;}, {&quot;dropping-particle&quot;: &quot;&quot;, &quot;family&quot;: &quot;Redmond&quot;, &quot;given&quot;: &quot;Seth&quot;, &quot;non-dropping-particle&quot;: &quot;&quot;, &quot;parse-names&quot;: false, &quot;suffix&quot;: &quot;&quot;}, {&quot;dropping-particle&quot;: &quot;&quot;, &quot;family&quot;: &quot;Sharakhov&quot;, &quot;given&quot;: &quot;Igor&quot;, &quot;non-dropping-particle&quot;: &quot;&quot;, &quot;parse-names&quot;: false, &quot;suffix&quot;: &quot;&quot;}, {&quot;dropping-particle&quot;: &quot;&quot;, &quot;family&quot;: &quot;Pearson&quot;, &quot;given&quot;: &quot;Richard D.&quot;, &quot;non-dropping-particle&quot;: &quot;&quot;, &quot;parse-names&quot;: false, &quot;suffix&quot;: &quot;&quot;}, {&quot;dropping-particle&quot;: &quot;&quot;, &quot;family&quot;: &quot;Bergey&quot;, &quot;given&quot;: &quot;Christina&quot;, &quot;non-dropping-particle&quot;: &quot;&quot;, &quot;parse-names&quot;: false, &quot;suffix&quot;: &quot;&quot;}, {&quot;dropping-particle&quot;: &quot;&quot;, &quot;family&quot;: &quot;Fontaine&quot;, &quot;given&quot;: &quot;Michael C.&quot;, &quot;non-dropping-particle&quot;: &quot;&quot;, &quot;parse-names&quot;: false, &quot;suffix&quot;: &quot;&quot;}, {&quot;dropping-particle&quot;: &quot;&quot;, &quot;family&quot;: &quot;Donnelly&quot;, &quot;given&quot;: &quot;Martin J.&quot;, &quot;non-dropping-particle&quot;: &quot;&quot;, &quot;parse-names&quot;: false, &quot;suffix&quot;: &quot;&quot;}, {&quot;dropping-particle&quot;: &quot;&quot;, &quot;family&quot;: &quot;Lawniczak&quot;, &quot;given&quot;: &quot;Mara K.N.&quot;, &quot;non-dropping-particle&quot;: &quot;&quot;, &quot;parse-names&quot;: false, &quot;suffix&quot;: &quot;&quot;}, {&quot;dropping-particle&quot;: &quot;&quot;, &quot;family&quot;: &quot;Ayala&quot;, &quot;given&quot;: &quot;Diego&quot;, &quot;non-dropping-particle&quot;: &quot;&quot;, &quot;parse-names&quot;: false, &quot;suffix&quot;: &quot;&quot;}, {&quot;dropping-particle&quot;: &quot;&quot;, &quot;family&quot;: &quot;Besansky&quot;, &quot;given&quot;: &quot;Nora J.&quot;, &quot;non-dropping-particle&quot;: &quot;&quot;, &quot;parse-names&quot;: false, &quot;suffix&quot;: &quot;&quot;}, {&quot;dropping-particle&quot;: &quot;&quot;, &quot;family&quot;: &quot;Burt&quot;, &quot;given&quot;: &quot;Austin&quot;, &quot;non-dropping-particle&quot;: &quot;&quot;, &quot;parse-names&quot;: false, &quot;suffix&quot;: &quot;&quot;}, {&quot;dropping-particle&quot;: &quot;&quot;, &quot;family&quot;: &quot;Caputo&quot;, &quot;given&quot;: &quot;Beniamino&quot;, &quot;non-dropping-particle&quot;: &quot;&quot;, &quot;parse-names&quot;: false, &quot;suffix&quot;: &quot;&quot;}, {&quot;dropping-particle&quot;: &quot;Della&quot;, &quot;family&quot;: &quot;Torre&quot;, &quot;given&quot;: &quot;Alessandra&quot;, &quot;non-dropping-particle&quot;: &quot;&quot;, &quot;parse-names&quot;: false, &quot;suffix&quot;: &quot;&quot;}, {&quot;dropping-particle&quot;: &quot;&quot;, &quot;family&quot;: &quot;Godfray&quot;, &quot;given&quot;: &quot;H. Charles J.&quot;, &quot;non-dropping-particle&quot;: &quot;&quot;, &quot;parse-names&quot;: false, &quot;suffix&quot;: &quot;&quot;}, {&quot;dropping-particle&quot;: &quot;&quot;, &quot;family&quot;: &quot;Hahn&quot;, &quot;given&quot;: &quot;Matthew W.&quot;, &quot;non-dropping-particle&quot;: &quot;&quot;, &quot;parse-names&quot;: false, &quot;suffix&quot;: &quot;&quot;}, {&quot;dropping-particle&quot;: &quot;&quot;, &quot;family&quot;: &quot;Midega&quot;, &quot;given&quot;: &quot;Janet&quot;, &quot;non-dropping-particle&quot;: &quot;&quot;, &quot;parse-names&quot;: false, &quot;suffix&quot;: &quot;&quot;}, {&quot;dropping-particle&quot;: &quot;&quot;, &quot;family&quot;: &quot;Neafsey&quot;, &quot;given&quot;: &quot;Daniel E.&quot;, &quot;non-dropping-particle&quot;: &quot;&quot;, &quot;parse-names&quot;: false, &quot;suffix&quot;: &quot;&quot;}, {&quot;dropping-particle&quot;: &quot;&quot;, &quot;family&quot;: &quot;O'Loughlin&quot;, &quot;given&quot;: &quot;Samantha&quot;, &quot;non-dropping-particle&quot;: &quot;&quot;, &quot;parse-names&quot;: false, &quot;suffix&quot;: &quot;&quot;}, {&quot;dropping-particle&quot;: &quot;&quot;, &quot;family&quot;: &quot;Pinto&quot;, &quot;given&quot;: &quot;Jo\u00e3o&quot;, &quot;non-dropping-particle&quot;: &quot;&quot;, &quot;parse-names&quot;: false, &quot;suffix&quot;: &quot;&quot;}, {&quot;dropping-particle&quot;: &quot;&quot;, &quot;family&quot;: &quot;Riehle&quot;, &quot;given&quot;: &quot;Michelle M.&quot;, &quot;non-dropping-particle&quot;: &quot;&quot;, &quot;parse-names&quot;: false, &quot;suffix&quot;: &quot;&quot;}, {&quot;dropping-particle&quot;: &quot;&quot;, &quot;family&quot;: &quot;Vernick&quot;, &quot;given&quot;: &quot;Kenneth D.&quot;, &quot;non-dropping-particle&quot;: &quot;&quot;, &quot;parse-names&quot;: false, &quot;suffix&quot;: &quot;&quot;}, {&quot;dropping-particle&quot;: &quot;&quot;, &quot;family&quot;: &quot;Weetman&quot;, &quot;given&quot;: &quot;David&quot;, &quot;non-dropping-particle&quot;: &quot;&quot;, &quot;parse-names&quot;: false, &quot;suffix&quot;: &quot;&quot;}, {&quot;dropping-particle&quot;: &quot;&quot;, &quot;family&quot;: &quot;Wilding&quot;, &quot;given&quot;: &quot;Craig S.&quot;, &quot;non-dropping-particle&quot;: &quot;&quot;, &quot;parse-names&quot;: false, &quot;suffix&quot;: &quot;&quot;}, {&quot;dropping-particle&quot;: &quot;&quot;, &quot;family&quot;: &quot;White&quot;, &quot;given&quot;: &quot;Bradley J.&quot;, &quot;non-dropping-particle&quot;: &quot;&quot;, &quot;parse-names&quot;: false, &quot;suffix&quot;: &quot;&quot;}, {&quot;dropping-particle&quot;: &quot;&quot;, &quot;family&quot;: &quot;Troco&quot;, &quot;given&quot;: &quot;Arlete D.&quot;, &quot;non-dropping-particle&quot;: &quot;&quot;, &quot;parse-names&quot;: false, &quot;suffix&quot;: &quot;&quot;}, {&quot;dropping-particle&quot;: &quot;&quot;, &quot;family&quot;: &quot;Diabat\u00e9&quot;, &quot;given&quot;: &quot;Abdoulaye&quot;, &quot;non-dropping-particle&quot;: &quot;&quot;, &quot;parse-names&quot;: false, &quot;suffix&quot;: &quot;&quot;}, {&quot;dropping-particle&quot;: &quot;&quot;, &quot;family&quot;: &quot;Costantini&quot;, &quot;given&quot;: &quot;Carlo&quot;, &quot;non-dropping-particle&quot;: &quot;&quot;, &quot;parse-names&quot;: false, &quot;suffix&quot;: &quot;&quot;}, {&quot;dropping-particle&quot;: &quot;&quot;, &quot;family&quot;: &quot;Rohatgi&quot;, &quot;given&quot;: &quot;Kyanne R.&quot;, &quot;non-dropping-particle&quot;: &quot;&quot;, &quot;parse-names&quot;: false, &quot;suffix&quot;: &quot;&quot;}, {&quot;dropping-particle&quot;: &quot;&quot;, &quot;family&quot;: &quot;Elissa&quot;, &quot;given&quot;: &quot;Nohal&quot;, &quot;non-dropping-particle&quot;: &quot;&quot;, &quot;parse-names&quot;: false, &quot;suffix&quot;: &quot;&quot;}, {&quot;dropping-particle&quot;: &quot;&quot;, &quot;family&quot;: &quot;Coulibaly&quot;, &quot;given&quot;: &quot;Boubacar&quot;, &quot;non-dropping-particle&quot;: &quot;&quot;, &quot;parse-names&quot;: false, &quot;suffix&quot;: &quot;&quot;}, {&quot;dropping-particle&quot;: &quot;&quot;, &quot;family&quot;: &quot;Dinis&quot;, &quot;given&quot;: &quot;Jo\u00e3o&quot;, &quot;non-dropping-particle&quot;: &quot;&quot;, &quot;parse-names&quot;: false, &quot;suffix&quot;: &quot;&quot;}, {&quot;dropping-particle&quot;: &quot;&quot;, &quot;family&quot;: &quot;Mbogo&quot;, &quot;given&quot;: &quot;Charles&quot;, &quot;non-dropping-particle&quot;: &quot;&quot;, &quot;parse-names&quot;: false, &quot;suffix&quot;: &quot;&quot;}, {&quot;dropping-particle&quot;: &quot;&quot;, &quot;family&quot;: &quot;Bejon&quot;, &quot;given&quot;: &quot;Philip&quot;, &quot;non-dropping-particle&quot;: &quot;&quot;, &quot;parse-names&quot;: false, &quot;suffix&quot;: &quot;&quot;}, {&quot;dropping-particle&quot;: &quot;&quot;, &quot;family&quot;: &quot;Mawejje&quot;, &quot;given&quot;: &quot;Henry D.&quot;, &quot;non-dropping-particle&quot;: &quot;&quot;, &quot;parse-names&quot;: false, &quot;suffix&quot;: &quot;&quot;}, {&quot;dropping-particle&quot;: &quot;&quot;, &quot;family&quot;: &quot;Stalker&quot;, &quot;given&quot;: &quot;Jim&quot;, &quot;non-dropping-particle&quot;: &quot;&quot;, &quot;parse-names&quot;: false, &quot;suffix&quot;: &quot;&quot;}, {&quot;dropping-particle&quot;: &quot;&quot;, &quot;family&quot;: &quot;Rockett&quot;, &quot;given&quot;: &quot;Kirk&quot;, &quot;non-dropping-particle&quot;: &quot;&quot;, &quot;parse-names&quot;: false, &quot;suffix&quot;: &quot;&quot;}, {&quot;dropping-particle&quot;: &quot;&quot;, &quot;family&quot;: &quot;Drury&quot;, &quot;given&quot;: &quot;Eleanor&quot;, &quot;non-dropping-particle&quot;: &quot;&quot;, &quot;parse-names&quot;: false, &quot;suffix&quot;: &quot;&quot;}, {&quot;dropping-particle&quot;: &quot;&quot;, &quot;family&quot;: &quot;Mead&quot;, &quot;given&quot;: &quot;Daniel&quot;, &quot;non-dropping-particle&quot;: &quot;&quot;, &quot;parse-names&quot;: false, &quot;suffix&quot;: &quot;&quot;}, {&quot;dropping-particle&quot;: &quot;&quot;, &quot;family&quot;: &quot;Jeffreys&quot;, &quot;given&quot;: &quot;Anna&quot;, &quot;non-dropping-particle&quot;: &quot;&quot;, &quot;parse-names&quot;: false, &quot;suffix&quot;: &quot;&quot;}, {&quot;dropping-particle&quot;: &quot;&quot;, &quot;family&quot;: &quot;Hubbart&quot;, &quot;given&quot;: &quot;Christina&quot;, &quot;non-dropping-particle&quot;: &quot;&quot;, &quot;parse-names&quot;: false, &quot;suffix&quot;: &quot;&quot;}, {&quot;dropping-particle&quot;: &quot;&quot;, &quot;family&quot;: &quot;Rowlands&quot;, &quot;given&quot;: &quot;Kate&quot;, &quot;non-dropping-particle&quot;: &quot;&quot;, &quot;parse-names&quot;: false, &quot;suffix&quot;: &quot;&quot;}, {&quot;dropping-particle&quot;: &quot;&quot;, &quot;family&quot;: &quot;Isaacs&quot;, &quot;given&quot;: &quot;Alison T.&quot;, &quot;non-dropping-particle&quot;: &quot;&quot;, &quot;parse-names&quot;: false, &quot;suffix&quot;: &quot;&quot;}, {&quot;dropping-particle&quot;: &quot;&quot;, &quot;family&quot;: &quot;Jyothi&quot;, &quot;given&quot;: &quot;Dushyanth&quot;, &quot;non-dropping-particle&quot;: &quot;&quot;, &quot;parse-names&quot;: false, &quot;suffix&quot;: &quot;&quot;}, {&quot;dropping-particle&quot;: &quot;&quot;, &quot;family&quot;: &quot;Malangone&quot;, &quot;given&quot;: &quot;Cinzia&quot;, &quot;non-dropping-particle&quot;: &quot;&quot;, &quot;parse-names&quot;: false, &quot;suffix&quot;: &quot;&quot;}, {&quot;dropping-particle&quot;: &quot;&quot;, &quot;family&quot;: &quot;Vauterin&quot;, &quot;given&quot;: &quot;Paul&quot;, &quot;non-dropping-particle&quot;: &quot;&quot;, &quot;parse-names&quot;: false, &quot;suffix&quot;: &quot;&quot;}, {&quot;dropping-particle&quot;: &quot;&quot;, &quot;family&quot;: &quot;Jeffery&quot;, &quot;given&quot;: &quot;Ben&quot;, &quot;non-dropping-particle&quot;: &quot;&quot;, &quot;parse-names&quot;: false, &quot;suffix&quot;: &quot;&quot;}, {&quot;dropping-particle&quot;: &quot;&quot;, &quot;family&quot;: &quot;Wright&quot;, &quot;given&quot;: &quot;Ian&quot;, &quot;non-dropping-particle&quot;: &quot;&quot;, &quot;parse-names&quot;: false, &quot;suffix&quot;: &quot;&quot;}, {&quot;dropping-particle&quot;: &quot;&quot;, &quot;family&quot;: &quot;Hart&quot;, &quot;given&quot;: &quot;Lee&quot;, &quot;non-dropping-particle&quot;: &quot;&quot;, &quot;parse-names&quot;: false, &quot;suffix&quot;: &quot;&quot;}, {&quot;dropping-particle&quot;: &quot;&quot;, &quot;family&quot;: &quot;Kluczy\u0144ski&quot;, &quot;given&quot;: &quot;Krzysztof&quot;, &quot;non-dropping-particle&quot;: &quot;&quot;, &quot;parse-names&quot;: false, &quot;suffix&quot;: &quot;&quot;}, {&quot;dropping-particle&quot;: &quot;&quot;, &quot;family&quot;: &quot;Cornelius&quot;, &quot;given&quot;: &quot;Victoria&quot;, &quot;non-dropping-particle&quot;: &quot;&quot;, &quot;parse-names&quot;: false, &quot;suffix&quot;: &quot;&quot;}, {&quot;dropping-particle&quot;: &quot;&quot;, &quot;family&quot;: &quot;Macinnis&quot;, &quot;given&quot;: &quot;Bronwyn&quot;, &quot;non-dropping-particle&quot;: &quot;&quot;, &quot;parse-names&quot;: false, &quot;suffix&quot;: &quot;&quot;}, {&quot;dropping-particle&quot;: &quot;&quot;, &quot;family&quot;: &quot;Henrichs&quot;, &quot;given&quot;: &quot;Christa&quot;, &quot;non-dropping-particle&quot;: &quot;&quot;, &quot;parse-names&quot;: false, &quot;suffix&quot;: &quot;&quot;}, {&quot;dropping-particle&quot;: &quot;&quot;, &quot;family&quot;: &quot;Giacomantonio&quot;, &quot;given&quot;: &quot;Rachel&quot;, &quot;non-dropping-particle&quot;: &quot;&quot;, &quot;parse-names&quot;: false, &quot;suffix&quot;: &quot;&quot;}, {&quot;dropping-particle&quot;: &quot;&quot;, &quot;family&quot;: &quot;Kwiatkowski&quot;, &quot;given&quot;: &quot;Dominic P.&quot;, &quot;non-dropping-particle&quot;: &quot;&quot;, &quot;parse-names&quot;: false, &quot;suffix&quot;: &quot;&quot;}], &quot;container-title&quot;: &quot;Nature&quot;, &quot;id&quot;: &quot;ITEM-1&quot;, &quot;issued&quot;: {&quot;date-parts&quot;: [[&quot;2017&quot;]]}, &quot;page&quot;: &quot;96-100&quot;, &quot;title&quot;: &quot;Genetic diversity of the African malaria vector Anopheles gambiae&quot;, &quot;type&quot;: &quot;article-journal&quot;, &quot;volume&quot;: &quot;552&quot;}, &quot;uris&quot;: [&quot;http://www.mendeley.com/documents/?uuid=d017fb74-4953-431d-bc12-985b6a4c497d&quot;]}], &quot;mendeley&quot;: {&quot;formattedCitation&quot;: &quot;(Miles &lt;i&gt;et al.&lt;/i&gt;, 2017)&quot;, &quot;plainTextFormattedCitation&quot;: &quot;(Miles et al., 2017)&quot;, &quot;previouslyFormattedCitation&quot;: &quot;(Miles &lt;i&gt;et al.&lt;/i&gt;, 2017)&quot;}, &quot;properties&quot;: {&quot;noteIndex&quot;: 0}, &quot;schema&quot;: &quot;https://github.com/citation-style-language/schema/raw/master/csl-citation.json&quot;} RNDmQiAAecUSu"/><text:span text:style-name="T43">(Miles </text:span><text:span text:style-name="T45">et al.</text:span><text:span text:style-name="T43">, 2017)</text:span><text:reference-mark-end text:name="ADDIN CSL_CITATION {&quot;citationItems&quot;: [{&quot;id&quot;: &quot;ITEM-1&quot;, &quot;itemData&quot;: {&quot;DOI&quot;: &quot;10.1038/nature24995&quot;, &quot;ISSN&quot;: &quot;14764687&quot;, &quot;PMID&quot;: &quot;29186111&quot;, &quot;abstract&quot;: &quot;Genome sequencing analyses from 765 specimens of Anopheles gambiae and Anopheles coluzzii from 15 locations across Africa characterize patterns of gene flow and variations in population size, and provide a resource for studying the evolution of natural malaria vector populations.&quot;, &quot;author&quot;: [{&quot;dropping-particle&quot;: &quot;&quot;, &quot;family&quot;: &quot;Miles&quot;, &quot;given&quot;: &quot;Alistair&quot;, &quot;non-dropping-particle&quot;: &quot;&quot;, &quot;parse-names&quot;: false, &quot;suffix&quot;: &quot;&quot;}, {&quot;dropping-particle&quot;: &quot;&quot;, &quot;family&quot;: &quot;Harding&quot;, &quot;given&quot;: &quot;Nicholas J.&quot;, &quot;non-dropping-particle&quot;: &quot;&quot;, &quot;parse-names&quot;: false, &quot;suffix&quot;: &quot;&quot;}, {&quot;dropping-particle&quot;: &quot;&quot;, &quot;family&quot;: &quot;Bott\u00e0&quot;, &quot;given&quot;: &quot;Giordano&quot;, &quot;non-dropping-particle&quot;: &quot;&quot;, &quot;parse-names&quot;: false, &quot;suffix&quot;: &quot;&quot;}, {&quot;dropping-particle&quot;: &quot;&quot;, &quot;family&quot;: &quot;Clarkson&quot;, &quot;given&quot;: &quot;Chris S.&quot;, &quot;non-dropping-particle&quot;: &quot;&quot;, &quot;parse-names&quot;: false, &quot;suffix&quot;: &quot;&quot;}, {&quot;dropping-particle&quot;: &quot;&quot;, &quot;family&quot;: &quot;Ant\u00e3o&quot;, &quot;given&quot;: &quot;Tiago&quot;, &quot;non-dropping-particle&quot;: &quot;&quot;, &quot;parse-names&quot;: false, &quot;suffix&quot;: &quot;&quot;}, {&quot;dropping-particle&quot;: &quot;&quot;, &quot;family&quot;: &quot;Kozak&quot;, &quot;given&quot;: &quot;Krzysztof&quot;, &quot;non-dropping-particle&quot;: &quot;&quot;, &quot;parse-names&quot;: false, &quot;suffix&quot;: &quot;&quot;}, {&quot;dropping-particle&quot;: &quot;&quot;, &quot;family&quot;: &quot;Schrider&quot;, &quot;given&quot;: &quot;Daniel R.&quot;, &quot;non-dropping-particle&quot;: &quot;&quot;, &quot;parse-names&quot;: false, &quot;suffix&quot;: &quot;&quot;}, {&quot;dropping-particle&quot;: &quot;&quot;, &quot;family&quot;: &quot;Kern&quot;, &quot;given&quot;: &quot;Andrew D.&quot;, &quot;non-dropping-particle&quot;: &quot;&quot;, &quot;parse-names&quot;: false, &quot;suffix&quot;: &quot;&quot;}, {&quot;dropping-particle&quot;: &quot;&quot;, &quot;family&quot;: &quot;Redmond&quot;, &quot;given&quot;: &quot;Seth&quot;, &quot;non-dropping-particle&quot;: &quot;&quot;, &quot;parse-names&quot;: false, &quot;suffix&quot;: &quot;&quot;}, {&quot;dropping-particle&quot;: &quot;&quot;, &quot;family&quot;: &quot;Sharakhov&quot;, &quot;given&quot;: &quot;Igor&quot;, &quot;non-dropping-particle&quot;: &quot;&quot;, &quot;parse-names&quot;: false, &quot;suffix&quot;: &quot;&quot;}, {&quot;dropping-particle&quot;: &quot;&quot;, &quot;family&quot;: &quot;Pearson&quot;, &quot;given&quot;: &quot;Richard D.&quot;, &quot;non-dropping-particle&quot;: &quot;&quot;, &quot;parse-names&quot;: false, &quot;suffix&quot;: &quot;&quot;}, {&quot;dropping-particle&quot;: &quot;&quot;, &quot;family&quot;: &quot;Bergey&quot;, &quot;given&quot;: &quot;Christina&quot;, &quot;non-dropping-particle&quot;: &quot;&quot;, &quot;parse-names&quot;: false, &quot;suffix&quot;: &quot;&quot;}, {&quot;dropping-particle&quot;: &quot;&quot;, &quot;family&quot;: &quot;Fontaine&quot;, &quot;given&quot;: &quot;Michael C.&quot;, &quot;non-dropping-particle&quot;: &quot;&quot;, &quot;parse-names&quot;: false, &quot;suffix&quot;: &quot;&quot;}, {&quot;dropping-particle&quot;: &quot;&quot;, &quot;family&quot;: &quot;Donnelly&quot;, &quot;given&quot;: &quot;Martin J.&quot;, &quot;non-dropping-particle&quot;: &quot;&quot;, &quot;parse-names&quot;: false, &quot;suffix&quot;: &quot;&quot;}, {&quot;dropping-particle&quot;: &quot;&quot;, &quot;family&quot;: &quot;Lawniczak&quot;, &quot;given&quot;: &quot;Mara K.N.&quot;, &quot;non-dropping-particle&quot;: &quot;&quot;, &quot;parse-names&quot;: false, &quot;suffix&quot;: &quot;&quot;}, {&quot;dropping-particle&quot;: &quot;&quot;, &quot;family&quot;: &quot;Ayala&quot;, &quot;given&quot;: &quot;Diego&quot;, &quot;non-dropping-particle&quot;: &quot;&quot;, &quot;parse-names&quot;: false, &quot;suffix&quot;: &quot;&quot;}, {&quot;dropping-particle&quot;: &quot;&quot;, &quot;family&quot;: &quot;Besansky&quot;, &quot;given&quot;: &quot;Nora J.&quot;, &quot;non-dropping-particle&quot;: &quot;&quot;, &quot;parse-names&quot;: false, &quot;suffix&quot;: &quot;&quot;}, {&quot;dropping-particle&quot;: &quot;&quot;, &quot;family&quot;: &quot;Burt&quot;, &quot;given&quot;: &quot;Austin&quot;, &quot;non-dropping-particle&quot;: &quot;&quot;, &quot;parse-names&quot;: false, &quot;suffix&quot;: &quot;&quot;}, {&quot;dropping-particle&quot;: &quot;&quot;, &quot;family&quot;: &quot;Caputo&quot;, &quot;given&quot;: &quot;Beniamino&quot;, &quot;non-dropping-particle&quot;: &quot;&quot;, &quot;parse-names&quot;: false, &quot;suffix&quot;: &quot;&quot;}, {&quot;dropping-particle&quot;: &quot;Della&quot;, &quot;family&quot;: &quot;Torre&quot;, &quot;given&quot;: &quot;Alessandra&quot;, &quot;non-dropping-particle&quot;: &quot;&quot;, &quot;parse-names&quot;: false, &quot;suffix&quot;: &quot;&quot;}, {&quot;dropping-particle&quot;: &quot;&quot;, &quot;family&quot;: &quot;Godfray&quot;, &quot;given&quot;: &quot;H. Charles J.&quot;, &quot;non-dropping-particle&quot;: &quot;&quot;, &quot;parse-names&quot;: false, &quot;suffix&quot;: &quot;&quot;}, {&quot;dropping-particle&quot;: &quot;&quot;, &quot;family&quot;: &quot;Hahn&quot;, &quot;given&quot;: &quot;Matthew W.&quot;, &quot;non-dropping-particle&quot;: &quot;&quot;, &quot;parse-names&quot;: false, &quot;suffix&quot;: &quot;&quot;}, {&quot;dropping-particle&quot;: &quot;&quot;, &quot;family&quot;: &quot;Midega&quot;, &quot;given&quot;: &quot;Janet&quot;, &quot;non-dropping-particle&quot;: &quot;&quot;, &quot;parse-names&quot;: false, &quot;suffix&quot;: &quot;&quot;}, {&quot;dropping-particle&quot;: &quot;&quot;, &quot;family&quot;: &quot;Neafsey&quot;, &quot;given&quot;: &quot;Daniel E.&quot;, &quot;non-dropping-particle&quot;: &quot;&quot;, &quot;parse-names&quot;: false, &quot;suffix&quot;: &quot;&quot;}, {&quot;dropping-particle&quot;: &quot;&quot;, &quot;family&quot;: &quot;O'Loughlin&quot;, &quot;given&quot;: &quot;Samantha&quot;, &quot;non-dropping-particle&quot;: &quot;&quot;, &quot;parse-names&quot;: false, &quot;suffix&quot;: &quot;&quot;}, {&quot;dropping-particle&quot;: &quot;&quot;, &quot;family&quot;: &quot;Pinto&quot;, &quot;given&quot;: &quot;Jo\u00e3o&quot;, &quot;non-dropping-particle&quot;: &quot;&quot;, &quot;parse-names&quot;: false, &quot;suffix&quot;: &quot;&quot;}, {&quot;dropping-particle&quot;: &quot;&quot;, &quot;family&quot;: &quot;Riehle&quot;, &quot;given&quot;: &quot;Michelle M.&quot;, &quot;non-dropping-particle&quot;: &quot;&quot;, &quot;parse-names&quot;: false, &quot;suffix&quot;: &quot;&quot;}, {&quot;dropping-particle&quot;: &quot;&quot;, &quot;family&quot;: &quot;Vernick&quot;, &quot;given&quot;: &quot;Kenneth D.&quot;, &quot;non-dropping-particle&quot;: &quot;&quot;, &quot;parse-names&quot;: false, &quot;suffix&quot;: &quot;&quot;}, {&quot;dropping-particle&quot;: &quot;&quot;, &quot;family&quot;: &quot;Weetman&quot;, &quot;given&quot;: &quot;David&quot;, &quot;non-dropping-particle&quot;: &quot;&quot;, &quot;parse-names&quot;: false, &quot;suffix&quot;: &quot;&quot;}, {&quot;dropping-particle&quot;: &quot;&quot;, &quot;family&quot;: &quot;Wilding&quot;, &quot;given&quot;: &quot;Craig S.&quot;, &quot;non-dropping-particle&quot;: &quot;&quot;, &quot;parse-names&quot;: false, &quot;suffix&quot;: &quot;&quot;}, {&quot;dropping-particle&quot;: &quot;&quot;, &quot;family&quot;: &quot;White&quot;, &quot;given&quot;: &quot;Bradley J.&quot;, &quot;non-dropping-particle&quot;: &quot;&quot;, &quot;parse-names&quot;: false, &quot;suffix&quot;: &quot;&quot;}, {&quot;dropping-particle&quot;: &quot;&quot;, &quot;family&quot;: &quot;Troco&quot;, &quot;given&quot;: &quot;Arlete D.&quot;, &quot;non-dropping-particle&quot;: &quot;&quot;, &quot;parse-names&quot;: false, &quot;suffix&quot;: &quot;&quot;}, {&quot;dropping-particle&quot;: &quot;&quot;, &quot;family&quot;: &quot;Diabat\u00e9&quot;, &quot;given&quot;: &quot;Abdoulaye&quot;, &quot;non-dropping-particle&quot;: &quot;&quot;, &quot;parse-names&quot;: false, &quot;suffix&quot;: &quot;&quot;}, {&quot;dropping-particle&quot;: &quot;&quot;, &quot;family&quot;: &quot;Costantini&quot;, &quot;given&quot;: &quot;Carlo&quot;, &quot;non-dropping-particle&quot;: &quot;&quot;, &quot;parse-names&quot;: false, &quot;suffix&quot;: &quot;&quot;}, {&quot;dropping-particle&quot;: &quot;&quot;, &quot;family&quot;: &quot;Rohatgi&quot;, &quot;given&quot;: &quot;Kyanne R.&quot;, &quot;non-dropping-particle&quot;: &quot;&quot;, &quot;parse-names&quot;: false, &quot;suffix&quot;: &quot;&quot;}, {&quot;dropping-particle&quot;: &quot;&quot;, &quot;family&quot;: &quot;Elissa&quot;, &quot;given&quot;: &quot;Nohal&quot;, &quot;non-dropping-particle&quot;: &quot;&quot;, &quot;parse-names&quot;: false, &quot;suffix&quot;: &quot;&quot;}, {&quot;dropping-particle&quot;: &quot;&quot;, &quot;family&quot;: &quot;Coulibaly&quot;, &quot;given&quot;: &quot;Boubacar&quot;, &quot;non-dropping-particle&quot;: &quot;&quot;, &quot;parse-names&quot;: false, &quot;suffix&quot;: &quot;&quot;}, {&quot;dropping-particle&quot;: &quot;&quot;, &quot;family&quot;: &quot;Dinis&quot;, &quot;given&quot;: &quot;Jo\u00e3o&quot;, &quot;non-dropping-particle&quot;: &quot;&quot;, &quot;parse-names&quot;: false, &quot;suffix&quot;: &quot;&quot;}, {&quot;dropping-particle&quot;: &quot;&quot;, &quot;family&quot;: &quot;Mbogo&quot;, &quot;given&quot;: &quot;Charles&quot;, &quot;non-dropping-particle&quot;: &quot;&quot;, &quot;parse-names&quot;: false, &quot;suffix&quot;: &quot;&quot;}, {&quot;dropping-particle&quot;: &quot;&quot;, &quot;family&quot;: &quot;Bejon&quot;, &quot;given&quot;: &quot;Philip&quot;, &quot;non-dropping-particle&quot;: &quot;&quot;, &quot;parse-names&quot;: false, &quot;suffix&quot;: &quot;&quot;}, {&quot;dropping-particle&quot;: &quot;&quot;, &quot;family&quot;: &quot;Mawejje&quot;, &quot;given&quot;: &quot;Henry D.&quot;, &quot;non-dropping-particle&quot;: &quot;&quot;, &quot;parse-names&quot;: false, &quot;suffix&quot;: &quot;&quot;}, {&quot;dropping-particle&quot;: &quot;&quot;, &quot;family&quot;: &quot;Stalker&quot;, &quot;given&quot;: &quot;Jim&quot;, &quot;non-dropping-particle&quot;: &quot;&quot;, &quot;parse-names&quot;: false, &quot;suffix&quot;: &quot;&quot;}, {&quot;dropping-particle&quot;: &quot;&quot;, &quot;family&quot;: &quot;Rockett&quot;, &quot;given&quot;: &quot;Kirk&quot;, &quot;non-dropping-particle&quot;: &quot;&quot;, &quot;parse-names&quot;: false, &quot;suffix&quot;: &quot;&quot;}, {&quot;dropping-particle&quot;: &quot;&quot;, &quot;family&quot;: &quot;Drury&quot;, &quot;given&quot;: &quot;Eleanor&quot;, &quot;non-dropping-particle&quot;: &quot;&quot;, &quot;parse-names&quot;: false, &quot;suffix&quot;: &quot;&quot;}, {&quot;dropping-particle&quot;: &quot;&quot;, &quot;family&quot;: &quot;Mead&quot;, &quot;given&quot;: &quot;Daniel&quot;, &quot;non-dropping-particle&quot;: &quot;&quot;, &quot;parse-names&quot;: false, &quot;suffix&quot;: &quot;&quot;}, {&quot;dropping-particle&quot;: &quot;&quot;, &quot;family&quot;: &quot;Jeffreys&quot;, &quot;given&quot;: &quot;Anna&quot;, &quot;non-dropping-particle&quot;: &quot;&quot;, &quot;parse-names&quot;: false, &quot;suffix&quot;: &quot;&quot;}, {&quot;dropping-particle&quot;: &quot;&quot;, &quot;family&quot;: &quot;Hubbart&quot;, &quot;given&quot;: &quot;Christina&quot;, &quot;non-dropping-particle&quot;: &quot;&quot;, &quot;parse-names&quot;: false, &quot;suffix&quot;: &quot;&quot;}, {&quot;dropping-particle&quot;: &quot;&quot;, &quot;family&quot;: &quot;Rowlands&quot;, &quot;given&quot;: &quot;Kate&quot;, &quot;non-dropping-particle&quot;: &quot;&quot;, &quot;parse-names&quot;: false, &quot;suffix&quot;: &quot;&quot;}, {&quot;dropping-particle&quot;: &quot;&quot;, &quot;family&quot;: &quot;Isaacs&quot;, &quot;given&quot;: &quot;Alison T.&quot;, &quot;non-dropping-particle&quot;: &quot;&quot;, &quot;parse-names&quot;: false, &quot;suffix&quot;: &quot;&quot;}, {&quot;dropping-particle&quot;: &quot;&quot;, &quot;family&quot;: &quot;Jyothi&quot;, &quot;given&quot;: &quot;Dushyanth&quot;, &quot;non-dropping-particle&quot;: &quot;&quot;, &quot;parse-names&quot;: false, &quot;suffix&quot;: &quot;&quot;}, {&quot;dropping-particle&quot;: &quot;&quot;, &quot;family&quot;: &quot;Malangone&quot;, &quot;given&quot;: &quot;Cinzia&quot;, &quot;non-dropping-particle&quot;: &quot;&quot;, &quot;parse-names&quot;: false, &quot;suffix&quot;: &quot;&quot;}, {&quot;dropping-particle&quot;: &quot;&quot;, &quot;family&quot;: &quot;Vauterin&quot;, &quot;given&quot;: &quot;Paul&quot;, &quot;non-dropping-particle&quot;: &quot;&quot;, &quot;parse-names&quot;: false, &quot;suffix&quot;: &quot;&quot;}, {&quot;dropping-particle&quot;: &quot;&quot;, &quot;family&quot;: &quot;Jeffery&quot;, &quot;given&quot;: &quot;Ben&quot;, &quot;non-dropping-particle&quot;: &quot;&quot;, &quot;parse-names&quot;: false, &quot;suffix&quot;: &quot;&quot;}, {&quot;dropping-particle&quot;: &quot;&quot;, &quot;family&quot;: &quot;Wright&quot;, &quot;given&quot;: &quot;Ian&quot;, &quot;non-dropping-particle&quot;: &quot;&quot;, &quot;parse-names&quot;: false, &quot;suffix&quot;: &quot;&quot;}, {&quot;dropping-particle&quot;: &quot;&quot;, &quot;family&quot;: &quot;Hart&quot;, &quot;given&quot;: &quot;Lee&quot;, &quot;non-dropping-particle&quot;: &quot;&quot;, &quot;parse-names&quot;: false, &quot;suffix&quot;: &quot;&quot;}, {&quot;dropping-particle&quot;: &quot;&quot;, &quot;family&quot;: &quot;Kluczy\u0144ski&quot;, &quot;given&quot;: &quot;Krzysztof&quot;, &quot;non-dropping-particle&quot;: &quot;&quot;, &quot;parse-names&quot;: false, &quot;suffix&quot;: &quot;&quot;}, {&quot;dropping-particle&quot;: &quot;&quot;, &quot;family&quot;: &quot;Cornelius&quot;, &quot;given&quot;: &quot;Victoria&quot;, &quot;non-dropping-particle&quot;: &quot;&quot;, &quot;parse-names&quot;: false, &quot;suffix&quot;: &quot;&quot;}, {&quot;dropping-particle&quot;: &quot;&quot;, &quot;family&quot;: &quot;Macinnis&quot;, &quot;given&quot;: &quot;Bronwyn&quot;, &quot;non-dropping-particle&quot;: &quot;&quot;, &quot;parse-names&quot;: false, &quot;suffix&quot;: &quot;&quot;}, {&quot;dropping-particle&quot;: &quot;&quot;, &quot;family&quot;: &quot;Henrichs&quot;, &quot;given&quot;: &quot;Christa&quot;, &quot;non-dropping-particle&quot;: &quot;&quot;, &quot;parse-names&quot;: false, &quot;suffix&quot;: &quot;&quot;}, {&quot;dropping-particle&quot;: &quot;&quot;, &quot;family&quot;: &quot;Giacomantonio&quot;, &quot;given&quot;: &quot;Rachel&quot;, &quot;non-dropping-particle&quot;: &quot;&quot;, &quot;parse-names&quot;: false, &quot;suffix&quot;: &quot;&quot;}, {&quot;dropping-particle&quot;: &quot;&quot;, &quot;family&quot;: &quot;Kwiatkowski&quot;, &quot;given&quot;: &quot;Dominic P.&quot;, &quot;non-dropping-particle&quot;: &quot;&quot;, &quot;parse-names&quot;: false, &quot;suffix&quot;: &quot;&quot;}], &quot;container-title&quot;: &quot;Nature&quot;, &quot;id&quot;: &quot;ITEM-1&quot;, &quot;issued&quot;: {&quot;date-parts&quot;: [[&quot;2017&quot;]]}, &quot;page&quot;: &quot;96-100&quot;, &quot;title&quot;: &quot;Genetic diversity of the African malaria vector Anopheles gambiae&quot;, &quot;type&quot;: &quot;article-journal&quot;, &quot;volume&quot;: &quot;552&quot;}, &quot;uris&quot;: [&quot;http://www.mendeley.com/documents/?uuid=d017fb74-4953-431d-bc12-985b6a4c497d&quot;]}], &quot;mendeley&quot;: {&quot;formattedCitation&quot;: &quot;(Miles &lt;i&gt;et al.&lt;/i&gt;, 2017)&quot;, &quot;plainTextFormattedCitation&quot;: &quot;(Miles et al., 2017)&quot;, &quot;previouslyFormattedCitation&quot;: &quot;(Miles &lt;i&gt;et al.&lt;/i&gt;, 2017)&quot;}, &quot;properties&quot;: {&quot;noteIndex&quot;: 0}, &quot;schema&quot;: &quot;https://github.com/citation-style-language/schema/raw/master/csl-citation.json&quot;} RNDmQiAAecUSu"/><text:span text:style-name="T37">⁠. </text:span><text:span text:style-name="T42">The Burkina Faso and Guinean </text:span><text:span text:style-name="T34">Anopheles gambiae</text:span><text:span text:style-name="T42"> populations analysed here were collected in 2012. </text:span></text:p>
      <text:p text:style-name="P7"/>
      <text:p text:style-name="P13"><text:span text:style-name="T38">We </text:span><text:span text:style-name="T39">used 18</text:span><text:span text:style-name="T40">4 phased haplotypes from Burkina Faso </text:span><text:span text:style-name="T33">An. gambiae</text:span><text:span text:style-name="T40"> s.s mosquitoes to </text:span><text:span text:style-name="T38">calculate Garud’s H statistics across the genome </text:span><text:reference-mark-start text:name="ADDIN CSL_CITATION {&quot;citationItems&quot;: [{&quot;id&quot;: &quot;ITEM-1&quot;, &quot;itemData&quot;: {&quot;DOI&quot;: &quot;10.1371/journal.pgen.1005004&quot;, &quot;ISSN&quot;: &quot;15537404&quot;, &quot;abstract&quot;: &quot;Adaptation from standing genetic variation or recurrent de novo mutation in large populations should commonly generate soft rather than hard selective sweeps. In contrast to a hard selective sweep, in which a single adaptive haplotype rises to high population frequency, in a soft selective sweep multiple adaptive haplotypes sweep through the population simultaneously, producing distinct patterns of genetic variation in the vicinity of the adaptive site. Current statistical methods were expressly designed to detect hard sweeps and most lack power to detect soft sweeps. This is particularly unfortunate for the study of adaptation in species such as Drosophila melanogaster, where all three confirmed cases of recent adaptation resulted in soft selective sweeps and where there is evidence that the effective population size relevant for recent and strong adaptation is large enough to generate soft sweeps even when adaptation requires mutation at a specific single site at a locus. Here, we develop a statistical test based on a measure of haplotype homozygosity (H12) that is capable of detecting both hard and soft sweeps with similar power. We use H12 to identify multiple genomic regions that have undergone recent and strong adaptation in a large population sample of fully sequenced Drosophila melanogaster strains from the Drosophila Genetic Reference Panel (DGRP). Visual inspection of the top 50 candidates reveals that in all cases multiple haplotypes are present at high frequencies, consistent with signatures of soft sweeps. We further develop a second haplotype homozygosity statistic (H2/H1) that, in combination with H12, is capable of differentiating hard from soft sweeps. Surprisingly, we find that the H12 and H2/H1 values for all top 50 peaks are much more easily generated by soft rather than hard sweeps. We discuss the implications of these results for the study of adaptation in Drosophila and in species with large census population sizes.&quot;, &quot;author&quot;: [{&quot;dropping-particle&quot;: &quot;&quot;, &quot;family&quot;: &quot;Garud&quot;, &quot;given&quot;: &quot;Nandita R.&quot;, &quot;non-dropping-particle&quot;: &quot;&quot;, &quot;parse-names&quot;: false, &quot;suffix&quot;: &quot;&quot;}, {&quot;dropping-particle&quot;: &quot;&quot;, &quot;family&quot;: &quot;Messer&quot;, &quot;given&quot;: &quot;Philipp W.&quot;, &quot;non-dropping-particle&quot;: &quot;&quot;, &quot;parse-names&quot;: false, &quot;suffix&quot;: &quot;&quot;}, {&quot;dropping-particle&quot;: &quot;&quot;, &quot;family&quot;: &quot;Buzbas&quot;, &quot;given&quot;: &quot;Erkan O.&quot;, &quot;non-dropping-particle&quot;: &quot;&quot;, &quot;parse-names&quot;: false, &quot;suffix&quot;: &quot;&quot;}, {&quot;dropping-particle&quot;: &quot;&quot;, &quot;family&quot;: &quot;Petrov&quot;, &quot;given&quot;: &quot;Dmitri A.&quot;, &quot;non-dropping-particle&quot;: &quot;&quot;, &quot;parse-names&quot;: false, &quot;suffix&quot;: &quot;&quot;}], &quot;container-title&quot;: &quot;PLoS Genetics&quot;, &quot;id&quot;: &quot;ITEM-1&quot;, &quot;issue&quot;: &quot;2&quot;, &quot;issued&quot;: {&quot;date-parts&quot;: [[&quot;2015&quot;]]}, &quot;page&quot;: &quot;1-32&quot;, &quot;title&quot;: &quot;Recent Selective Sweeps in North American Drosophila melanogaster Show Signatures of Soft Sweeps&quot;, &quot;type&quot;: &quot;article-journal&quot;, &quot;volume&quot;: &quot;11&quot;}, &quot;uris&quot;: [&quot;http://www.mendeley.com/documents/?uuid=97d0a8c0-b8a4-45cd-9aff-cbc7e355757a&quot;]}], &quot;mendeley&quot;: {&quot;formattedCitation&quot;: &quot;(Garud &lt;i&gt;et al.&lt;/i&gt;, 2015)&quot;, &quot;plainTextFormattedCitation&quot;: &quot;(Garud et al., 2015)&quot;, &quot;previouslyFormattedCitation&quot;: &quot;(Garud &lt;i&gt;et al.&lt;/i&gt;, 2015)&quot;}, &quot;properties&quot;: {&quot;noteIndex&quot;: 0}, &quot;schema&quot;: &quot;https://github.com/citation-style-language/schema/raw/master/csl-citation.json&quot;} RNDbU9m71XJPe"/><text:span text:style-name="T44">(Garud </text:span><text:span text:style-name="T46">et al.</text:span><text:span text:style-name="T44">, 2015)</text:span><text:reference-mark-end text:name="ADDIN CSL_CITATION {&quot;citationItems&quot;: [{&quot;id&quot;: &quot;ITEM-1&quot;, &quot;itemData&quot;: {&quot;DOI&quot;: &quot;10.1371/journal.pgen.1005004&quot;, &quot;ISSN&quot;: &quot;15537404&quot;, &quot;abstract&quot;: &quot;Adaptation from standing genetic variation or recurrent de novo mutation in large populations should commonly generate soft rather than hard selective sweeps. In contrast to a hard selective sweep, in which a single adaptive haplotype rises to high population frequency, in a soft selective sweep multiple adaptive haplotypes sweep through the population simultaneously, producing distinct patterns of genetic variation in the vicinity of the adaptive site. Current statistical methods were expressly designed to detect hard sweeps and most lack power to detect soft sweeps. This is particularly unfortunate for the study of adaptation in species such as Drosophila melanogaster, where all three confirmed cases of recent adaptation resulted in soft selective sweeps and where there is evidence that the effective population size relevant for recent and strong adaptation is large enough to generate soft sweeps even when adaptation requires mutation at a specific single site at a locus. Here, we develop a statistical test based on a measure of haplotype homozygosity (H12) that is capable of detecting both hard and soft sweeps with similar power. We use H12 to identify multiple genomic regions that have undergone recent and strong adaptation in a large population sample of fully sequenced Drosophila melanogaster strains from the Drosophila Genetic Reference Panel (DGRP). Visual inspection of the top 50 candidates reveals that in all cases multiple haplotypes are present at high frequencies, consistent with signatures of soft sweeps. We further develop a second haplotype homozygosity statistic (H2/H1) that, in combination with H12, is capable of differentiating hard from soft sweeps. Surprisingly, we find that the H12 and H2/H1 values for all top 50 peaks are much more easily generated by soft rather than hard sweeps. We discuss the implications of these results for the study of adaptation in Drosophila and in species with large census population sizes.&quot;, &quot;author&quot;: [{&quot;dropping-particle&quot;: &quot;&quot;, &quot;family&quot;: &quot;Garud&quot;, &quot;given&quot;: &quot;Nandita R.&quot;, &quot;non-dropping-particle&quot;: &quot;&quot;, &quot;parse-names&quot;: false, &quot;suffix&quot;: &quot;&quot;}, {&quot;dropping-particle&quot;: &quot;&quot;, &quot;family&quot;: &quot;Messer&quot;, &quot;given&quot;: &quot;Philipp W.&quot;, &quot;non-dropping-particle&quot;: &quot;&quot;, &quot;parse-names&quot;: false, &quot;suffix&quot;: &quot;&quot;}, {&quot;dropping-particle&quot;: &quot;&quot;, &quot;family&quot;: &quot;Buzbas&quot;, &quot;given&quot;: &quot;Erkan O.&quot;, &quot;non-dropping-particle&quot;: &quot;&quot;, &quot;parse-names&quot;: false, &quot;suffix&quot;: &quot;&quot;}, {&quot;dropping-particle&quot;: &quot;&quot;, &quot;family&quot;: &quot;Petrov&quot;, &quot;given&quot;: &quot;Dmitri A.&quot;, &quot;non-dropping-particle&quot;: &quot;&quot;, &quot;parse-names&quot;: false, &quot;suffix&quot;: &quot;&quot;}], &quot;container-title&quot;: &quot;PLoS Genetics&quot;, &quot;id&quot;: &quot;ITEM-1&quot;, &quot;issue&quot;: &quot;2&quot;, &quot;issued&quot;: {&quot;date-parts&quot;: [[&quot;2015&quot;]]}, &quot;page&quot;: &quot;1-32&quot;, &quot;title&quot;: &quot;Recent Selective Sweeps in North American Drosophila melanogaster Show Signatures of Soft Sweeps&quot;, &quot;type&quot;: &quot;article-journal&quot;, &quot;volume&quot;: &quot;11&quot;}, &quot;uris&quot;: [&quot;http://www.mendeley.com/documents/?uuid=97d0a8c0-b8a4-45cd-9aff-cbc7e355757a&quot;]}], &quot;mendeley&quot;: {&quot;formattedCitation&quot;: &quot;(Garud &lt;i&gt;et al.&lt;/i&gt;, 2015)&quot;, &quot;plainTextFormattedCitation&quot;: &quot;(Garud et al., 2015)&quot;, &quot;previouslyFormattedCitation&quot;: &quot;(Garud &lt;i&gt;et al.&lt;/i&gt;, 2015)&quot;}, &quot;properties&quot;: {&quot;noteIndex&quot;: 0}, &quot;schema&quot;: &quot;https://github.com/citation-style-language/schema/raw/master/csl-citation.json&quot;} RNDbU9m71XJPe"/><text:span text:style-name="T40">⁠</text:span><text:span text:style-name="T38">. </text:span><text:span text:style-name="T41">Across all H statistics, a large </text:span><text:span text:style-name="T42">signal</text:span><text:span text:style-name="T41"> was identified at <text:s/>approximately 28.5mbp, with haplotype decay extending approximately 1mb either side. Th</text:span><text:span text:style-name="T42">is signal was larger than signals for known loci in this population (Harding et al., 2020) and is particularly broad, indicating recent adaptation. </text:span></text:p>
      <text:p text:style-name="P4"/>
      <text:p text:style-name="P22"><text:span text:style-name="T22">Haplotype clustering </text:span><text:span text:style-name="T23">and analysis</text:span></text:p>
      <text:p text:style-name="P4"/>
      <text:p text:style-name="P1"><text:span text:style-name="T1">The sweep centres approximately on top of the two alpha esterases – approximately 28,548,000 bases into chromosome 2L. By performing haplotype clustering on the region, </text:span><text:span text:style-name="T2">I</text:span><text:span text:style-name="T1"> identified a l</text:span><text:span text:style-name="T63">arge cluster of 46 haplotypes which differ by less than 10 SNPs (there are 5118 segregating sites in this 50kb region, in these populations). </text:span><text:span text:style-name="T64">The fact that the swept haplotypes are almo</text:span><text:span text:style-name="T17">st identical, again </text:span><text:span text:style-name="T18">indicates</text:span><text:span text:style-name="T17"> a very recent sweep. </text:span></text:p>
      <text:p text:style-name="P4"/>
      <text:p text:style-name="P1"><text:span text:style-name="T1">The shared haplotypes are found in Burkina Faso and Guinea, indicating that the sweep had spread over considerable geographic distance by 2012. That region in West Africa is relatively genetically uniform, </text:span><text:span text:style-name="T11">with no significant barriers to gene flow </text:span><text:reference-mark-start text:name="ADDIN CSL_CITATION {&quot;citationItems&quot;: [{&quot;id&quot;: &quot;ITEM-1&quot;, &quot;itemData&quot;: {&quot;author&quot;: [{&quot;dropping-particle&quot;: &quot;&quot;, &quot;family&quot;: &quot;The Anopheles gambiae 1000 Genomes Consortium&quot;, &quot;given&quot;: &quot;&quot;, &quot;non-dropping-particle&quot;: &quot;&quot;, &quot;parse-names&quot;: false, &quot;suffix&quot;: &quot;&quot;}], &quot;id&quot;: &quot;ITEM-1&quot;, &quot;issued&quot;: {&quot;date-parts&quot;: [[&quot;2019&quot;]]}, &quot;title&quot;: &quot;Genome variation and population structure among 1142 mosquitoes of the African malaria vector species Anopheles gambiae and Anopheles coluzzii&quot;, &quot;type&quot;: &quot;article-journal&quot;}, &quot;uris&quot;: [&quot;http://www.mendeley.com/documents/?uuid=89ec1bb2-99e5-4b6e-827c-dacbfa6350a6&quot;]}], &quot;mendeley&quot;: {&quot;formattedCitation&quot;: &quot;(The Anopheles gambiae 1000 Genomes Consortium, 2019)&quot;, &quot;manualFormatting&quot;: &quot;(Ag1000g, 2019)&quot;, &quot;plainTextFormattedCitation&quot;: &quot;(The Anopheles gambiae 1000 Genomes Consortium, 2019)&quot;, &quot;previouslyFormattedCitation&quot;: &quot;(The Anopheles gambiae 1000 Genomes Consortium, 2019)&quot;}, &quot;properties&quot;: {&quot;noteIndex&quot;: 0}, &quot;schema&quot;: &quot;https://github.com/citation-style-language/schema/raw/master/csl-citation.json&quot;} RNDYBvnrwTQdk"/><text:span text:style-name="T50">(Ag1000g, 2019)</text:span><text:reference-mark-end text:name="ADDIN CSL_CITATION {&quot;citationItems&quot;: [{&quot;id&quot;: &quot;ITEM-1&quot;, &quot;itemData&quot;: {&quot;author&quot;: [{&quot;dropping-particle&quot;: &quot;&quot;, &quot;family&quot;: &quot;The Anopheles gambiae 1000 Genomes Consortium&quot;, &quot;given&quot;: &quot;&quot;, &quot;non-dropping-particle&quot;: &quot;&quot;, &quot;parse-names&quot;: false, &quot;suffix&quot;: &quot;&quot;}], &quot;id&quot;: &quot;ITEM-1&quot;, &quot;issued&quot;: {&quot;date-parts&quot;: [[&quot;2019&quot;]]}, &quot;title&quot;: &quot;Genome variation and population structure among 1142 mosquitoes of the African malaria vector species Anopheles gambiae and Anopheles coluzzii&quot;, &quot;type&quot;: &quot;article-journal&quot;}, &quot;uris&quot;: [&quot;http://www.mendeley.com/documents/?uuid=89ec1bb2-99e5-4b6e-827c-dacbfa6350a6&quot;]}], &quot;mendeley&quot;: {&quot;formattedCitation&quot;: &quot;(The Anopheles gambiae 1000 Genomes Consortium, 2019)&quot;, &quot;manualFormatting&quot;: &quot;(Ag1000g, 2019)&quot;, &quot;plainTextFormattedCitation&quot;: &quot;(The Anopheles gambiae 1000 Genomes Consortium, 2019)&quot;, &quot;previouslyFormattedCitation&quot;: &quot;(The Anopheles gambiae 1000 Genomes Consortium, 2019)&quot;}, &quot;properties&quot;: {&quot;noteIndex&quot;: 0}, &quot;schema&quot;: &quot;https://github.com/citation-style-language/schema/raw/master/csl-citation.json&quot;} RNDYBvnrwTQdk"/><text:span text:style-name="T11">⁠</text:span><text:span text:style-name="T1">. Therefore, I hypothesise that the swept haplotype is likely to be found in Ghana and Cote D’ivoire, and certainly sub-Saharan Mali, which lies inbetween the Guinean and Burkinabe populations. </text:span></text:p>
      <text:p text:style-name="P4"/>
      <text:p text:style-name="P21"><text:span text:style-name="T1">The sweep is only found in individuals that are homozygous for the 2L</text:span><text:span text:style-name="T13">a</text:span><text:span text:style-name="T1"> inversion polymorphism (karyotypes predicted by </text:span><text:reference-mark-start text:name="ADDIN CSL_CITATION {&quot;citationItems&quot;: [{&quot;id&quot;: &quot;ITEM-1&quot;, &quot;itemData&quot;: {&quot;author&quot;: [{&quot;dropping-particle&quot;: &quot;&quot;, &quot;family&quot;: &quot;Grau-bov\u00e9&quot;, &quot;given&quot;: &quot;Xavier&quot;, &quot;non-dropping-particle&quot;: &quot;&quot;, &quot;parse-names&quot;: false, &quot;suffix&quot;: &quot;&quot;}, {&quot;dropping-particle&quot;: &quot;&quot;, &quot;family&quot;: &quot;Tomlinson&quot;, &quot;given&quot;: &quot;Sean&quot;, &quot;non-dropping-particle&quot;: &quot;&quot;, &quot;parse-names&quot;: false, &quot;suffix&quot;: &quot;&quot;}, {&quot;dropping-particle&quot;: &quot;&quot;, &quot;family&quot;: &quot;Reilly&quot;, &quot;given&quot;: &quot;Andrias O O&quot;, &quot;non-dropping-particle&quot;: &quot;&quot;, &quot;parse-names&quot;: false, &quot;suffix&quot;: &quot;&quot;}, {&quot;dropping-particle&quot;: &quot;&quot;, &quot;family&quot;: &quot;Harding&quot;, &quot;given&quot;: &quot;Nicholas J&quot;, &quot;non-dropping-particle&quot;: &quot;&quot;, &quot;parse-names&quot;: false, &quot;suffix&quot;: &quot;&quot;}, {&quot;dropping-particle&quot;: &quot;&quot;, &quot;family&quot;: &quot;Miles&quot;, &quot;given&quot;: &quot;Alistair&quot;, &quot;non-dropping-particle&quot;: &quot;&quot;, &quot;parse-names&quot;: false, &quot;suffix&quot;: &quot;&quot;}, {&quot;dropping-particle&quot;: &quot;&quot;, &quot;family&quot;: &quot;Kwiatkowski&quot;, &quot;given&quot;: &quot;Dominic&quot;, &quot;non-dropping-particle&quot;: &quot;&quot;, &quot;parse-names&quot;: false, &quot;suffix&quot;: &quot;&quot;}, {&quot;dropping-particle&quot;: &quot;&quot;, &quot;family&quot;: &quot;Donnelly&quot;, &quot;given&quot;: &quot;Martin J&quot;, &quot;non-dropping-particle&quot;: &quot;&quot;, &quot;parse-names&quot;: false, &quot;suffix&quot;: &quot;&quot;}, {&quot;dropping-particle&quot;: &quot;&quot;, &quot;family&quot;: &quot;Weetman&quot;, &quot;given&quot;: &quot;David&quot;, &quot;non-dropping-particle&quot;: &quot;&quot;, &quot;parse-names&quot;: false, &quot;suffix&quot;: &quot;&quot;}, {&quot;dropping-particle&quot;: &quot;&quot;, &quot;family&quot;: &quot;Anopheles&quot;, &quot;given&quot;: &quot;The&quot;, &quot;non-dropping-particle&quot;: &quot;&quot;, &quot;parse-names&quot;: false, &quot;suffix&quot;: &quot;&quot;}], &quot;id&quot;: &quot;ITEM-1&quot;, &quot;issued&quot;: {&quot;date-parts&quot;: [[&quot;2019&quot;]]}, &quot;page&quot;: &quot;1-32&quot;, &quot;title&quot;: &quot;Resistance to dieldrin evolution in African malaria vectors is driven by interspecific and interkaryotypic introgression&quot;, &quot;type&quot;: &quot;article-journal&quot;}, &quot;uris&quot;: [&quot;http://www.mendeley.com/documents/?uuid=8414373a-fdfe-4d6f-9eef-4c8f5ee1244e&quot;]}], &quot;mendeley&quot;: {&quot;formattedCitation&quot;: &quot;(Grau-bov\u00e9 &lt;i&gt;et al.&lt;/i&gt;, 2019)&quot;, &quot;plainTextFormattedCitation&quot;: &quot;(Grau-bov\u00e9 et al., 2019)&quot;, &quot;previouslyFormattedCitation&quot;: &quot;(Grau-bov\u00e9 &lt;i&gt;et al.&lt;/i&gt;, 2019)&quot;}, &quot;properties&quot;: {&quot;noteIndex&quot;: 0}, &quot;schema&quot;: &quot;https://github.com/citation-style-language/schema/raw/master/csl-citation.json&quot;} RNDHHO6WdieTi"/><text:span text:style-name="T48">(Grau-bové </text:span><text:span text:style-name="T52">et al.</text:span><text:span text:style-name="T48">, 2019)</text:span><text:reference-mark-end text:name="ADDIN CSL_CITATION {&quot;citationItems&quot;: [{&quot;id&quot;: &quot;ITEM-1&quot;, &quot;itemData&quot;: {&quot;author&quot;: [{&quot;dropping-particle&quot;: &quot;&quot;, &quot;family&quot;: &quot;Grau-bov\u00e9&quot;, &quot;given&quot;: &quot;Xavier&quot;, &quot;non-dropping-particle&quot;: &quot;&quot;, &quot;parse-names&quot;: false, &quot;suffix&quot;: &quot;&quot;}, {&quot;dropping-particle&quot;: &quot;&quot;, &quot;family&quot;: &quot;Tomlinson&quot;, &quot;given&quot;: &quot;Sean&quot;, &quot;non-dropping-particle&quot;: &quot;&quot;, &quot;parse-names&quot;: false, &quot;suffix&quot;: &quot;&quot;}, {&quot;dropping-particle&quot;: &quot;&quot;, &quot;family&quot;: &quot;Reilly&quot;, &quot;given&quot;: &quot;Andrias O O&quot;, &quot;non-dropping-particle&quot;: &quot;&quot;, &quot;parse-names&quot;: false, &quot;suffix&quot;: &quot;&quot;}, {&quot;dropping-particle&quot;: &quot;&quot;, &quot;family&quot;: &quot;Harding&quot;, &quot;given&quot;: &quot;Nicholas J&quot;, &quot;non-dropping-particle&quot;: &quot;&quot;, &quot;parse-names&quot;: false, &quot;suffix&quot;: &quot;&quot;}, {&quot;dropping-particle&quot;: &quot;&quot;, &quot;family&quot;: &quot;Miles&quot;, &quot;given&quot;: &quot;Alistair&quot;, &quot;non-dropping-particle&quot;: &quot;&quot;, &quot;parse-names&quot;: false, &quot;suffix&quot;: &quot;&quot;}, {&quot;dropping-particle&quot;: &quot;&quot;, &quot;family&quot;: &quot;Kwiatkowski&quot;, &quot;given&quot;: &quot;Dominic&quot;, &quot;non-dropping-particle&quot;: &quot;&quot;, &quot;parse-names&quot;: false, &quot;suffix&quot;: &quot;&quot;}, {&quot;dropping-particle&quot;: &quot;&quot;, &quot;family&quot;: &quot;Donnelly&quot;, &quot;given&quot;: &quot;Martin J&quot;, &quot;non-dropping-particle&quot;: &quot;&quot;, &quot;parse-names&quot;: false, &quot;suffix&quot;: &quot;&quot;}, {&quot;dropping-particle&quot;: &quot;&quot;, &quot;family&quot;: &quot;Weetman&quot;, &quot;given&quot;: &quot;David&quot;, &quot;non-dropping-particle&quot;: &quot;&quot;, &quot;parse-names&quot;: false, &quot;suffix&quot;: &quot;&quot;}, {&quot;dropping-particle&quot;: &quot;&quot;, &quot;family&quot;: &quot;Anopheles&quot;, &quot;given&quot;: &quot;The&quot;, &quot;non-dropping-particle&quot;: &quot;&quot;, &quot;parse-names&quot;: false, &quot;suffix&quot;: &quot;&quot;}], &quot;id&quot;: &quot;ITEM-1&quot;, &quot;issued&quot;: {&quot;date-parts&quot;: [[&quot;2019&quot;]]}, &quot;page&quot;: &quot;1-32&quot;, &quot;title&quot;: &quot;Resistance to dieldrin evolution in African malaria vectors is driven by interspecific and interkaryotypic introgression&quot;, &quot;type&quot;: &quot;article-journal&quot;}, &quot;uris&quot;: [&quot;http://www.mendeley.com/documents/?uuid=8414373a-fdfe-4d6f-9eef-4c8f5ee1244e&quot;]}], &quot;mendeley&quot;: {&quot;formattedCitation&quot;: &quot;(Grau-bov\u00e9 &lt;i&gt;et al.&lt;/i&gt;, 2019)&quot;, &quot;plainTextFormattedCitation&quot;: &quot;(Grau-bov\u00e9 et al., 2019)&quot;, &quot;previouslyFormattedCitation&quot;: &quot;(Grau-bov\u00e9 &lt;i&gt;et al.&lt;/i&gt;, 2019)&quot;}, &quot;properties&quot;: {&quot;noteIndex&quot;: 0}, &quot;schema&quot;: &quot;https://github.com/citation-style-language/schema/raw/master/csl-citation.json&quot;} RNDHHO6WdieTi"/><text:span text:style-name="T1">⁠</text:span><text:span text:style-name="T3">. This may restrict the spread of the sweep, </text:span><text:span text:style-name="T4">as recombination is suppressed between 2L</text:span><text:span text:style-name="T13">a</text:span><text:span text:style-name="T4"> heterozygotes, and therefore the swept haplotype is likely to remain only on a 2L</text:span><text:span text:style-name="T13">a</text:span><text:span text:style-name="T4"> background </text:span><text:span text:style-name="T1">Grau-Bove </text:span><text:span text:style-name="T25">et al.</text:span><text:span text:style-name="T1">, 2019</text:span><text:span text:style-name="T4"> (although limited recombination can occur and </text:span><text:span text:style-name="T5">a</text:span><text:span text:style-name="T4">s </text:span><text:span text:style-name="T12">previously </text:span><text:span text:style-name="T4">evidenced in Anopheles </text:span><text:reference-mark-start text:name="ADDIN CSL_CITATION {&quot;citationItems&quot;: [{&quot;id&quot;: &quot;ITEM-1&quot;, &quot;itemData&quot;: {&quot;author&quot;: [{&quot;dropping-particle&quot;: &quot;&quot;, &quot;family&quot;: &quot;Grau-bov\u00e9&quot;, &quot;given&quot;: &quot;Xavier&quot;, &quot;non-dropping-particle&quot;: &quot;&quot;, &quot;parse-names&quot;: false, &quot;suffix&quot;: &quot;&quot;}, {&quot;dropping-particle&quot;: &quot;&quot;, &quot;family&quot;: &quot;Tomlinson&quot;, &quot;given&quot;: &quot;Sean&quot;, &quot;non-dropping-particle&quot;: &quot;&quot;, &quot;parse-names&quot;: false, &quot;suffix&quot;: &quot;&quot;}, {&quot;dropping-particle&quot;: &quot;&quot;, &quot;family&quot;: &quot;Reilly&quot;, &quot;given&quot;: &quot;Andrias O O&quot;, &quot;non-dropping-particle&quot;: &quot;&quot;, &quot;parse-names&quot;: false, &quot;suffix&quot;: &quot;&quot;}, {&quot;dropping-particle&quot;: &quot;&quot;, &quot;family&quot;: &quot;Harding&quot;, &quot;given&quot;: &quot;Nicholas J&quot;, &quot;non-dropping-particle&quot;: &quot;&quot;, &quot;parse-names&quot;: false, &quot;suffix&quot;: &quot;&quot;}, {&quot;dropping-particle&quot;: &quot;&quot;, &quot;family&quot;: &quot;Miles&quot;, &quot;given&quot;: &quot;Alistair&quot;, &quot;non-dropping-particle&quot;: &quot;&quot;, &quot;parse-names&quot;: false, &quot;suffix&quot;: &quot;&quot;}, {&quot;dropping-particle&quot;: &quot;&quot;, &quot;family&quot;: &quot;Kwiatkowski&quot;, &quot;given&quot;: &quot;Dominic&quot;, &quot;non-dropping-particle&quot;: &quot;&quot;, &quot;parse-names&quot;: false, &quot;suffix&quot;: &quot;&quot;}, {&quot;dropping-particle&quot;: &quot;&quot;, &quot;family&quot;: &quot;Donnelly&quot;, &quot;given&quot;: &quot;Martin J&quot;, &quot;non-dropping-particle&quot;: &quot;&quot;, &quot;parse-names&quot;: false, &quot;suffix&quot;: &quot;&quot;}, {&quot;dropping-particle&quot;: &quot;&quot;, &quot;family&quot;: &quot;Weetman&quot;, &quot;given&quot;: &quot;David&quot;, &quot;non-dropping-particle&quot;: &quot;&quot;, &quot;parse-names&quot;: false, &quot;suffix&quot;: &quot;&quot;}, {&quot;dropping-particle&quot;: &quot;&quot;, &quot;family&quot;: &quot;Anopheles&quot;, &quot;given&quot;: &quot;The&quot;, &quot;non-dropping-particle&quot;: &quot;&quot;, &quot;parse-names&quot;: false, &quot;suffix&quot;: &quot;&quot;}], &quot;id&quot;: &quot;ITEM-1&quot;, &quot;issued&quot;: {&quot;date-parts&quot;: [[&quot;2019&quot;]]}, &quot;page&quot;: &quot;1-32&quot;, &quot;title&quot;: &quot;Resistance to dieldrin evolution in African malaria vectors is driven by interspecific and interkaryotypic introgression&quot;, &quot;type&quot;: &quot;article-journal&quot;}, &quot;uris&quot;: [&quot;http://www.mendeley.com/documents/?uuid=8414373a-fdfe-4d6f-9eef-4c8f5ee1244e&quot;]}], &quot;mendeley&quot;: {&quot;formattedCitation&quot;: &quot;(Grau-bov\u00e9 &lt;i&gt;et al.&lt;/i&gt;, 2019)&quot;, &quot;plainTextFormattedCitation&quot;: &quot;(Grau-bov\u00e9 et al., 2019)&quot;, &quot;previouslyFormattedCitation&quot;: &quot;(Grau-bov\u00e9 &lt;i&gt;et al.&lt;/i&gt;, 2019)&quot;}, &quot;properties&quot;: {&quot;noteIndex&quot;: 0}, &quot;schema&quot;: &quot;https://github.com/citation-style-language/schema/raw/master/csl-citation.json&quot;} RNDyEn0jscTbU"/><text:span text:style-name="T49">(Grau-bové </text:span><text:span text:style-name="T53">et al.</text:span><text:span text:style-name="T49">, 2019)</text:span><text:reference-mark-end text:name="ADDIN CSL_CITATION {&quot;citationItems&quot;: [{&quot;id&quot;: &quot;ITEM-1&quot;, &quot;itemData&quot;: {&quot;author&quot;: [{&quot;dropping-particle&quot;: &quot;&quot;, &quot;family&quot;: &quot;Grau-bov\u00e9&quot;, &quot;given&quot;: &quot;Xavier&quot;, &quot;non-dropping-particle&quot;: &quot;&quot;, &quot;parse-names&quot;: false, &quot;suffix&quot;: &quot;&quot;}, {&quot;dropping-particle&quot;: &quot;&quot;, &quot;family&quot;: &quot;Tomlinson&quot;, &quot;given&quot;: &quot;Sean&quot;, &quot;non-dropping-particle&quot;: &quot;&quot;, &quot;parse-names&quot;: false, &quot;suffix&quot;: &quot;&quot;}, {&quot;dropping-particle&quot;: &quot;&quot;, &quot;family&quot;: &quot;Reilly&quot;, &quot;given&quot;: &quot;Andrias O O&quot;, &quot;non-dropping-particle&quot;: &quot;&quot;, &quot;parse-names&quot;: false, &quot;suffix&quot;: &quot;&quot;}, {&quot;dropping-particle&quot;: &quot;&quot;, &quot;family&quot;: &quot;Harding&quot;, &quot;given&quot;: &quot;Nicholas J&quot;, &quot;non-dropping-particle&quot;: &quot;&quot;, &quot;parse-names&quot;: false, &quot;suffix&quot;: &quot;&quot;}, {&quot;dropping-particle&quot;: &quot;&quot;, &quot;family&quot;: &quot;Miles&quot;, &quot;given&quot;: &quot;Alistair&quot;, &quot;non-dropping-particle&quot;: &quot;&quot;, &quot;parse-names&quot;: false, &quot;suffix&quot;: &quot;&quot;}, {&quot;dropping-particle&quot;: &quot;&quot;, &quot;family&quot;: &quot;Kwiatkowski&quot;, &quot;given&quot;: &quot;Dominic&quot;, &quot;non-dropping-particle&quot;: &quot;&quot;, &quot;parse-names&quot;: false, &quot;suffix&quot;: &quot;&quot;}, {&quot;dropping-particle&quot;: &quot;&quot;, &quot;family&quot;: &quot;Donnelly&quot;, &quot;given&quot;: &quot;Martin J&quot;, &quot;non-dropping-particle&quot;: &quot;&quot;, &quot;parse-names&quot;: false, &quot;suffix&quot;: &quot;&quot;}, {&quot;dropping-particle&quot;: &quot;&quot;, &quot;family&quot;: &quot;Weetman&quot;, &quot;given&quot;: &quot;David&quot;, &quot;non-dropping-particle&quot;: &quot;&quot;, &quot;parse-names&quot;: false, &quot;suffix&quot;: &quot;&quot;}, {&quot;dropping-particle&quot;: &quot;&quot;, &quot;family&quot;: &quot;Anopheles&quot;, &quot;given&quot;: &quot;The&quot;, &quot;non-dropping-particle&quot;: &quot;&quot;, &quot;parse-names&quot;: false, &quot;suffix&quot;: &quot;&quot;}], &quot;id&quot;: &quot;ITEM-1&quot;, &quot;issued&quot;: {&quot;date-parts&quot;: [[&quot;2019&quot;]]}, &quot;page&quot;: &quot;1-32&quot;, &quot;title&quot;: &quot;Resistance to dieldrin evolution in African malaria vectors is driven by interspecific and interkaryotypic introgression&quot;, &quot;type&quot;: &quot;article-journal&quot;}, &quot;uris&quot;: [&quot;http://www.mendeley.com/documents/?uuid=8414373a-fdfe-4d6f-9eef-4c8f5ee1244e&quot;]}], &quot;mendeley&quot;: {&quot;formattedCitation&quot;: &quot;(Grau-bov\u00e9 &lt;i&gt;et al.&lt;/i&gt;, 2019)&quot;, &quot;plainTextFormattedCitation&quot;: &quot;(Grau-bov\u00e9 et al., 2019)&quot;, &quot;previouslyFormattedCitation&quot;: &quot;(Grau-bov\u00e9 &lt;i&gt;et al.&lt;/i&gt;, 2019)&quot;}, &quot;properties&quot;: {&quot;noteIndex&quot;: 0}, &quot;schema&quot;: &quot;https://github.com/citation-style-language/schema/raw/master/csl-citation.json&quot;} RNDyEn0jscTbU"/><text:span text:style-name="T4">⁠</text:span><text:span text:style-name="T13">)</text:span><text:span text:style-name="T4">. </text:span><text:span text:style-name="T14">The swept haplotype is towards the centre of the inversion (8.02mb from the beginning of the breakpoint, and 13.62mb from the end), </text:span><text:span text:style-name="T15">which makes inter-karyotypic introgression more likely than if close to end points </text:span><text:reference-mark-start text:name="ADDIN CSL_CITATION {&quot;citationItems&quot;: [{&quot;id&quot;: &quot;ITEM-1&quot;, &quot;itemData&quot;: {&quot;DOI&quot;: &quot;10.1534/genetics.111.137794&quot;, &quot;ISSN&quot;: &quot;00166731&quot;, &quot;abstract&quot;: &quot;The association between fitness-related phenotypic traits and an environmental gradient offers one of the best opportunities to study the interplay between natural selection and migration. In cases in which specific genetic variants also show such clinal patterns, it may be possible to uncover the mutations responsible for local adaptation. The malaria vector, Anopheles gambiae, is associated with a latitudinal cline in aridity in Cameroon; a large inversion on chromosome 2L of this mosquito shows large differences in frequency along this cline, with high frequencies of the inverted karyotype present in northern, more arid populations and an almost complete absence of the inverted arrangement in southern populations. Here we use a genome resequencing approach to investigate patterns of population divergence along the cline. By sequencing pools of individuals from both ends of the cline as well as in the center of the cline-where the inversion is present in intermediate frequency-we demonstrate almost complete panmixia across collinear parts of the genome and high levels of differentiation in inverted parts of the genome. Sequencing of separate pools of each inversion arrangement in the center of the cline reveals large amounts of gene flux (i.e., gene conversion and double crossovers) even within inverted regions, especially away from the inversion breakpoints. The interplay between natural selection, migration, and gene flux allows us to identify several candidate genes responsible for the match between inversion frequency and environmental variables. These results, coupled with similar conclusions from studies of clinal variation in Drosophila, point to a number of important biological functions associated with local environmental adaptation. \u00a9 2012 by the Genetics Society of America.&quot;, &quot;author&quot;: [{&quot;dropping-particle&quot;: &quot;&quot;, &quot;family&quot;: &quot;Cheng&quot;, &quot;given&quot;: &quot;Changde&quot;, &quot;non-dropping-particle&quot;: &quot;&quot;, &quot;parse-names&quot;: false, &quot;suffix&quot;: &quot;&quot;}, {&quot;dropping-particle&quot;: &quot;&quot;, &quot;family&quot;: &quot;White&quot;, &quot;given&quot;: &quot;Bradley J.&quot;, &quot;non-dropping-particle&quot;: &quot;&quot;, &quot;parse-names&quot;: false, &quot;suffix&quot;: &quot;&quot;}, {&quot;dropping-particle&quot;: &quot;&quot;, &quot;family&quot;: &quot;Kamdem&quot;, &quot;given&quot;: &quot;Colince&quot;, &quot;non-dropping-particle&quot;: &quot;&quot;, &quot;parse-names&quot;: false, &quot;suffix&quot;: &quot;&quot;}, {&quot;dropping-particle&quot;: &quot;&quot;, &quot;family&quot;: &quot;Mockaitis&quot;, &quot;given&quot;: &quot;Keithanne&quot;, &quot;non-dropping-particle&quot;: &quot;&quot;, &quot;parse-names&quot;: false, &quot;suffix&quot;: &quot;&quot;}, {&quot;dropping-particle&quot;: &quot;&quot;, &quot;family&quot;: &quot;Costantini&quot;, &quot;given&quot;: &quot;Carlo&quot;, &quot;non-dropping-particle&quot;: &quot;&quot;, &quot;parse-names&quot;: false, &quot;suffix&quot;: &quot;&quot;}, {&quot;dropping-particle&quot;: &quot;&quot;, &quot;family&quot;: &quot;Hahn&quot;, &quot;given&quot;: &quot;Matthew W.&quot;, &quot;non-dropping-particle&quot;: &quot;&quot;, &quot;parse-names&quot;: false, &quot;suffix&quot;: &quot;&quot;}, {&quot;dropping-particle&quot;: &quot;&quot;, &quot;family&quot;: &quot;Besansky&quot;, &quot;given&quot;: &quot;Nora J.&quot;, &quot;non-dropping-particle&quot;: &quot;&quot;, &quot;parse-names&quot;: false, &quot;suffix&quot;: &quot;&quot;}], &quot;container-title&quot;: &quot;Genetics&quot;, &quot;id&quot;: &quot;ITEM-1&quot;, &quot;issue&quot;: &quot;4&quot;, &quot;issued&quot;: {&quot;date-parts&quot;: [[&quot;2012&quot;]]}, &quot;page&quot;: &quot;1417-1432&quot;, &quot;title&quot;: &quot;Ecological genomics of anopheles gambiae along a latitudinal cline: A population-resequencing approach&quot;, &quot;type&quot;: &quot;article-journal&quot;, &quot;volume&quot;: &quot;190&quot;}, &quot;uris&quot;: [&quot;http://www.mendeley.com/documents/?uuid=8bf4f6e8-cb81-4bdb-8901-3b3f87ec1bc2&quot;]}], &quot;mendeley&quot;: {&quot;formattedCitation&quot;: &quot;(Cheng &lt;i&gt;et al.&lt;/i&gt;, 2012)&quot;, &quot;plainTextFormattedCitation&quot;: &quot;(Cheng et al., 2012)&quot;, &quot;previouslyFormattedCitation&quot;: &quot;(Cheng &lt;i&gt;et al.&lt;/i&gt;, 2012)&quot;}, &quot;properties&quot;: {&quot;noteIndex&quot;: 0}, &quot;schema&quot;: &quot;https://github.com/citation-style-language/schema/raw/master/csl-citation.json&quot;} RNDCQbqT4Z2ZO"/><text:span text:style-name="T51">(Cheng </text:span><text:span text:style-name="T54">et al.</text:span><text:span text:style-name="T51">, 2012)</text:span><text:reference-mark-end text:name="ADDIN CSL_CITATION {&quot;citationItems&quot;: [{&quot;id&quot;: &quot;ITEM-1&quot;, &quot;itemData&quot;: {&quot;DOI&quot;: &quot;10.1534/genetics.111.137794&quot;, &quot;ISSN&quot;: &quot;00166731&quot;, &quot;abstract&quot;: &quot;The association between fitness-related phenotypic traits and an environmental gradient offers one of the best opportunities to study the interplay between natural selection and migration. In cases in which specific genetic variants also show such clinal patterns, it may be possible to uncover the mutations responsible for local adaptation. The malaria vector, Anopheles gambiae, is associated with a latitudinal cline in aridity in Cameroon; a large inversion on chromosome 2L of this mosquito shows large differences in frequency along this cline, with high frequencies of the inverted karyotype present in northern, more arid populations and an almost complete absence of the inverted arrangement in southern populations. Here we use a genome resequencing approach to investigate patterns of population divergence along the cline. By sequencing pools of individuals from both ends of the cline as well as in the center of the cline-where the inversion is present in intermediate frequency-we demonstrate almost complete panmixia across collinear parts of the genome and high levels of differentiation in inverted parts of the genome. Sequencing of separate pools of each inversion arrangement in the center of the cline reveals large amounts of gene flux (i.e., gene conversion and double crossovers) even within inverted regions, especially away from the inversion breakpoints. The interplay between natural selection, migration, and gene flux allows us to identify several candidate genes responsible for the match between inversion frequency and environmental variables. These results, coupled with similar conclusions from studies of clinal variation in Drosophila, point to a number of important biological functions associated with local environmental adaptation. \u00a9 2012 by the Genetics Society of America.&quot;, &quot;author&quot;: [{&quot;dropping-particle&quot;: &quot;&quot;, &quot;family&quot;: &quot;Cheng&quot;, &quot;given&quot;: &quot;Changde&quot;, &quot;non-dropping-particle&quot;: &quot;&quot;, &quot;parse-names&quot;: false, &quot;suffix&quot;: &quot;&quot;}, {&quot;dropping-particle&quot;: &quot;&quot;, &quot;family&quot;: &quot;White&quot;, &quot;given&quot;: &quot;Bradley J.&quot;, &quot;non-dropping-particle&quot;: &quot;&quot;, &quot;parse-names&quot;: false, &quot;suffix&quot;: &quot;&quot;}, {&quot;dropping-particle&quot;: &quot;&quot;, &quot;family&quot;: &quot;Kamdem&quot;, &quot;given&quot;: &quot;Colince&quot;, &quot;non-dropping-particle&quot;: &quot;&quot;, &quot;parse-names&quot;: false, &quot;suffix&quot;: &quot;&quot;}, {&quot;dropping-particle&quot;: &quot;&quot;, &quot;family&quot;: &quot;Mockaitis&quot;, &quot;given&quot;: &quot;Keithanne&quot;, &quot;non-dropping-particle&quot;: &quot;&quot;, &quot;parse-names&quot;: false, &quot;suffix&quot;: &quot;&quot;}, {&quot;dropping-particle&quot;: &quot;&quot;, &quot;family&quot;: &quot;Costantini&quot;, &quot;given&quot;: &quot;Carlo&quot;, &quot;non-dropping-particle&quot;: &quot;&quot;, &quot;parse-names&quot;: false, &quot;suffix&quot;: &quot;&quot;}, {&quot;dropping-particle&quot;: &quot;&quot;, &quot;family&quot;: &quot;Hahn&quot;, &quot;given&quot;: &quot;Matthew W.&quot;, &quot;non-dropping-particle&quot;: &quot;&quot;, &quot;parse-names&quot;: false, &quot;suffix&quot;: &quot;&quot;}, {&quot;dropping-particle&quot;: &quot;&quot;, &quot;family&quot;: &quot;Besansky&quot;, &quot;given&quot;: &quot;Nora J.&quot;, &quot;non-dropping-particle&quot;: &quot;&quot;, &quot;parse-names&quot;: false, &quot;suffix&quot;: &quot;&quot;}], &quot;container-title&quot;: &quot;Genetics&quot;, &quot;id&quot;: &quot;ITEM-1&quot;, &quot;issue&quot;: &quot;4&quot;, &quot;issued&quot;: {&quot;date-parts&quot;: [[&quot;2012&quot;]]}, &quot;page&quot;: &quot;1417-1432&quot;, &quot;title&quot;: &quot;Ecological genomics of anopheles gambiae along a latitudinal cline: A population-resequencing approach&quot;, &quot;type&quot;: &quot;article-journal&quot;, &quot;volume&quot;: &quot;190&quot;}, &quot;uris&quot;: [&quot;http://www.mendeley.com/documents/?uuid=8bf4f6e8-cb81-4bdb-8901-3b3f87ec1bc2&quot;]}], &quot;mendeley&quot;: {&quot;formattedCitation&quot;: &quot;(Cheng &lt;i&gt;et al.&lt;/i&gt;, 2012)&quot;, &quot;plainTextFormattedCitation&quot;: &quot;(Cheng et al., 2012)&quot;, &quot;previouslyFormattedCitation&quot;: &quot;(Cheng &lt;i&gt;et al.&lt;/i&gt;, 2012)&quot;}, &quot;properties&quot;: {&quot;noteIndex&quot;: 0}, &quot;schema&quot;: &quot;https://github.com/citation-style-language/schema/raw/master/csl-citation.json&quot;} RNDCQbqT4Z2ZO"/><text:span text:style-name="T15">⁠</text:span><text:span text:style-name="T14">. </text:span><text:span text:style-name="T4">If of large enough effect size, it is possible that the sweep could drive the 2L</text:span><text:span text:style-name="T13">a</text:span><text:span text:style-name="T4"> inversion to higher frequency. </text:span></text:p>
      <text:p text:style-name="P4"/>
      <text:p text:style-name="P1"><text:span text:style-name="T1">A CNV exists within the swept region (before </text:span><text:span text:style-name="T19">the </text:span><text:span text:style-name="T1">detox genes), at low-moderate allele frequencies. This CNV covers GPRMTH2 (Methuselah-like GPCR), but is not associated with </text:span><text:span text:style-name="T9">individuals that have </text:span><text:span text:style-name="T1">the swept haplotype. </text:span></text:p>
      <text:p text:style-name="P4"/>
      <text:p text:style-name="P10"/>
      <text:p text:style-name="P4"/>
      <text:p text:style-name="P4"/>
      <text:p text:style-name="P4"><text:s/></text:p>
      <text:p text:style-name="P22"><text:soft-page-break/><text:span text:style-name="T24">Expression data</text:span><text:span text:style-name="T1"> </text:span></text:p>
      <text:p text:style-name="P4"/>
      <text:p text:style-name="P4">Expression data for the aforementioned genes from Ingham et al (2018) as well as recent RNA-Seq experiments is reported in the Appendix.</text:p>
      <text:p text:style-name="P4"/>
      <text:p text:style-name="P20">COEAE1F</text:p>
      <text:p text:style-name="P6"><text:span text:style-name="T62">In microarrays done on </text:span><text:span text:style-name="T61">Bakaridjan </text:span><text:span text:style-name="T62">in 2013 and 2014, the strain </text:span><text:span text:style-name="T61">overexpress</text:span><text:span text:style-name="T62">ed</text:span><text:span text:style-name="T61"> the gene </text:span><text:span text:style-name="T62">4.5 and 3.7 fold, respectively. Expression has not been measured since, however, the colony have undergone continual selections. </text:span></text:p>
      <text:p text:style-name="P6"/>
      <text:p text:style-name="P1"><text:span text:style-name="T1">COEAE1F has been reported to be overexpressed in multiple populations across Africa, <text:s/></text:span><text:span text:style-name="T16">the two aforementioned</text:span><text:span text:style-name="T1"> An. </text:span><text:span text:style-name="T25">gambiae</text:span><text:span text:style-name="T1"> from Burkina Faso, </text:span><text:span text:style-name="T25">coluzzii</text:span><text:span text:style-name="T1"> from Cote D’Ivoire (3x), and Ugandan and Tanzanian An. </text:span><text:span text:style-name="T25">arabiensis </text:span><text:span text:style-name="T29">(Table 1). As it has high basal expression (~7000 mean reads in this dataset), this five fold change is particularly large. </text:span><text:span text:style-name="T30">In recent RNA-Seq data from Cote D’ivoire (DW), it is overexpressed 5.3 fold, in a resistant </text:span><text:span text:style-name="T27">An. gambiae</text:span><text:span text:style-name="T30"> strain v Kisumu. </text:span></text:p>
      <text:p text:style-name="P19"><text:s/></text:p>
      <text:p text:style-name="P4">The expression data is much less convincing for COEAE2F, although this gene is expressed slightly higher in susceptible populations.</text:p>
      <text:p text:style-name="P4"/>
      <text:p text:style-name="P1"><text:span text:style-name="T1">Four out of five aldehyde oxidases show little differential expression between resistant and susceptible colonies, apart from AGAP006226. <text:s/>In </text:span><text:span text:style-name="T25">An. coluzzii</text:span><text:span text:style-name="T1">, this gene is heavily upregulated in </text:span><text:span text:style-name="T28">An. coluzzii </text:span><text:span text:style-name="T1">microarrays from Bioko, Garre and Messa, which causes its average expression to be high, however, it is not consistently significantly upregulated across experiments. </text:span></text:p>
      <text:p text:style-name="P4"/>
      <text:p text:style-name="P1"><text:span text:style-name="T1">AGAP006222, a glucoronyl transferase, is consistently upregulated across in populations across Africa, and is likely to be involved to some degree in phase 2 detoxification of xenobiotics, including insecticides. As this gene is part of a suite of phase 2 enzymes, we may not focus on it, although it is possible that co-amplification of a metabolising esterase and a UGT could form an insecticide detox pathway. </text:span><text:span text:style-name="T20">It does not seem to be overexpressed in Bakaridjan or Bou</text:span><text:span text:style-name="T21">a</text:span><text:span text:style-name="T20">ke, however. </text:span></text:p>
      <text:p text:style-name="P4"/>
      <text:p text:style-name="P4"/>
      <text:p text:style-name="P29"><text:span text:style-name="T32">Relate </text:span><text:span text:style-name="T31">&amp; Clues</text:span></text:p>
      <text:p text:style-name="P7"/>
      <text:p text:style-name="P2"><text:span text:style-name="T10">We estimated genome-wide geneaologies of </text:span><text:span text:style-name="T26">Anopheles gambiae</text:span><text:span text:style-name="T10"> mosquitoes from Burkina Faso </text:span><text:span text:style-name="T7">from phase 1 of the Ag1000g</text:span><text:span text:style-name="T10">, using the program Relate (Speidal et al., 2019). <text:s/>We extracted the subtrees covering the E477V mutation in COEAE1F (2L:28545767), sampling branch lengths with mcmc and extracting coalescent times. We then used the likelihood-based approach implemented in CLUES (Stern et al., 2019) to estimate selection coefficients of the derived allele and allele frequency trajectories. CLUES samples from the </text:span><text:span text:style-name="T6">ancestral recombination g</text:span><text:span text:style-name="T8">raph (ARG) </text:span></text:p>
      <text:p text:style-name="P4"/>
      <text:p text:style-name="P4">Optimizing likelihood surface using Nelder-Mead...</text:p>
      <text:p text:style-name="P4"><text:tab/>(Importance sampling with M = 50 Relate samples)</text:p>
      <text:p text:style-name="P4"/>
      <text:p text:style-name="P4">##########</text:p>
      <text:p text:style-name="P4"/>
      <text:p text:style-name="P4">logLR: 12.4519</text:p>
      <text:p text:style-name="P4"><text:soft-page-break/></text:p>
      <text:p text:style-name="P4">MLE:</text:p>
      <text:p text:style-name="P4">========</text:p>
      <text:p text:style-name="P4">epoch<text:tab/>selection</text:p>
      <text:p text:style-name="P4">0-24<text:tab/>0.08100</text:p>
      <text:p text:style-name="P4">24-48<text:tab/>-0.03182</text:p>
      <text:p text:style-name="P4">48-72<text:tab/>-0.05813</text:p>
      <text:p text:style-name="P4">72-96<text:tab/>0.02344</text:p>
      <text:p text:style-name="P4">96-120<text:tab/> 0.03608</text:p>
      <text:p text:style-name="P4">120-200<text:tab/>-0.03069</text:p>
      <text:p text:style-name="P4"/>
      <text:p text:style-name="P4"/>
      <text:p text:style-name="P4"/>
      <text:p text:style-name="P4"/>
      <text:p text:style-name="P4"/>
      <text:p text:style-name="P4"/>
      <text:p text:style-name="P4"/>
      <text:p text:style-name="P4"/>
      <text:p text:style-name="P26">Phylogenetic analysis of haplotypes</text:p>
      <text:p text:style-name="P15"/>
      <text:p text:style-name="P4"/>
      <text:p text:style-name="P4"/>
      <text:p text:style-name="P4"/>
      <text:p text:style-name="P4"/>
      <text:p text:style-name="P4"/>
      <text:p text:style-name="P4"/>
      <text:p text:style-name="P22"><text:span text:style-name="T24">Tracking</text:span><text:span text:style-name="T1"> </text:span><text:span text:style-name="T24">the</text:span><text:span text:style-name="T1"> </text:span><text:span text:style-name="T24">sweep</text:span></text:p>
      <text:p text:style-name="P12"/>
      <text:p text:style-name="P4"/>
      <text:p text:style-name="P5"><text:span text:style-name="T59">A PBO net trial in Mali, demonstrated minimal synergism and little protection from PBO, in sikasso, southern Mali </text:span><text:reference-mark-start text:name="ADDIN CSL_CITATION {&quot;citationItems&quot;: [{&quot;id&quot;: &quot;ITEM-1&quot;, &quot;itemData&quot;: {&quot;DOI&quot;: &quot;10.1186/s12936-017-2124-1&quot;, &quot;ISBN&quot;: &quot;1293601721&quot;, &quot;ISSN&quot;: &quot;14752875&quot;, &quot;abstract&quot;: &quot;Background: There is growing concern that malaria vector resistance to pyrethroid insecticides may reduce the effectiveness of long-lasting insecticidal nets (LLINs). Combination LLINs are designed to control susceptible and pyrethroid-resistant mosquito populations through a mixture of pyrethroid with piperonyl butoxide (PBO) synergist. A cluster randomized trial with entomology outcome measures was conducted in Mali to determine the added benefit over mono-treated pyrethroid predecessors. Four LLIN treatments; permethrin + PBO, permethrin, deltamethrin + PBO, and deltamethrin, were randomly allocated to four villages each (16 villages total) and distributed to cover every sleeping place. Entomological monitoring of indoor Anopheles resting densities, host preference, vector longevity, and sporozoite rates were monitored every 2 months over 2 years in 2014 and 2015. Results: Bottle bioassays confirmed permethrin and deltamethrin resistance in Anopheles gambiae sensu lato (s.l.), (the predominant species throughout the study) with pre-exposure to PBO indicating partial involvement of oxidases. Between 2014 and 2015 the mean indoor resting density was greater in the deltamethrin + PBO LLIN arm than the deltamethrin LLIN arm at 3.05 (95% CI 3.00-3.10) An. gambiae s.l. per room per day compared with 1.9 (95% CI 1.87-1.97). There was no significant difference in sporozoite rate at 3.97% (95% CI 2.91-5.02) for the deltamethrin LLIN arm and 3.04% (95% CI 2.21-3.87) for deltamethrin + PBO LLIN arm (P = 0.17). However, when analysed by season there was some evidence that the sporozoite rate was lower in the deltamethrin + PBO LLIN arm than deltamethrin LLIN arm during the rainy/high malaria transmission seasons at 1.95% (95% CI 1.18-2.72) and 3.70% (95% CI 2.56-4.84) respectively (P = 0.01). Conclusions: While there was some evidence that An. gambiae s.l. sporozoite rates were lower in villages with deltamethrin + PBO LLINs during the high malaria transmission seasons of 2014-2015, there was no reduction in parity rates or indoor resting densities. There was also no evidence that permethrin + PBO LLINs provided any improved control when compared with permethrin LLINs. Combination nets may have a greater impact in areas where mixed function oxidases play a more important role in pyrethroid resistance.&quot;, &quot;author&quot;: [{&quot;dropping-particle&quot;: &quot;&quot;, &quot;family&quot;: &quot;Cisse&quot;, &quot;given&quot;: &quot;Moussa B.M.&quot;, &quot;non-dropping-particle&quot;: &quot;&quot;, &quot;parse-names&quot;: false, &quot;suffix&quot;: &quot;&quot;}, {&quot;dropping-particle&quot;: &quot;&quot;, &quot;family&quot;: &quot;Sangare&quot;, &quot;given&quot;: &quot;Djibril&quot;, &quot;non-dropping-particle&quot;: &quot;&quot;, &quot;parse-names&quot;: false, &quot;suffix&quot;: &quot;&quot;}, {&quot;dropping-particle&quot;: &quot;&quot;, &quot;family&quot;: &quot;Oxborough&quot;, &quot;given&quot;: &quot;Richard M.&quot;, &quot;non-dropping-particle&quot;: &quot;&quot;, &quot;parse-names&quot;: false, &quot;suffix&quot;: &quot;&quot;}, {&quot;dropping-particle&quot;: &quot;&quot;, &quot;family&quot;: &quot;Dicko&quot;, &quot;given&quot;: &quot;Abdourhamane&quot;, &quot;non-dropping-particle&quot;: &quot;&quot;, &quot;parse-names&quot;: false, &quot;suffix&quot;: &quot;&quot;}, {&quot;dropping-particle&quot;: &quot;&quot;, &quot;family&quot;: &quot;Dengela&quot;, &quot;given&quot;: &quot;Dereje&quot;, &quot;non-dropping-particle&quot;: &quot;&quot;, &quot;parse-names&quot;: false, &quot;suffix&quot;: &quot;&quot;}, {&quot;dropping-particle&quot;: &quot;&quot;, &quot;family&quot;: &quot;Sadou&quot;, &quot;given&quot;: &quot;Aboubacar&quot;, &quot;non-dropping-particle&quot;: &quot;&quot;, &quot;parse-names&quot;: false, &quot;suffix&quot;: &quot;&quot;}, {&quot;dropping-particle&quot;: &quot;&quot;, &quot;family&quot;: &quot;Mihigo&quot;, &quot;given&quot;: &quot;Jules&quot;, &quot;non-dropping-particle&quot;: &quot;&quot;, &quot;parse-names&quot;: false, &quot;suffix&quot;: &quot;&quot;}, {&quot;dropping-particle&quot;: &quot;&quot;, &quot;family&quot;: &quot;George&quot;, &quot;given&quot;: &quot;Kristen&quot;, &quot;non-dropping-particle&quot;: &quot;&quot;, &quot;parse-names&quot;: false, &quot;suffix&quot;: &quot;&quot;}, {&quot;dropping-particle&quot;: &quot;&quot;, &quot;family&quot;: &quot;Norris&quot;, &quot;given&quot;: &quot;Laura&quot;, &quot;non-dropping-particle&quot;: &quot;&quot;, &quot;parse-names&quot;: false, &quot;suffix&quot;: &quot;&quot;}, {&quot;dropping-particle&quot;: &quot;&quot;, &quot;family&quot;: &quot;Fornadel&quot;, &quot;given&quot;: &quot;Christen&quot;, &quot;non-dropping-particle&quot;: &quot;&quot;, &quot;parse-names&quot;: false, &quot;suffix&quot;: &quot;&quot;}], &quot;container-title&quot;: &quot;Malaria Journal&quot;, &quot;id&quot;: &quot;ITEM-1&quot;, &quot;issue&quot;: &quot;1&quot;, &quot;issued&quot;: {&quot;date-parts&quot;: [[&quot;2017&quot;]]}, &quot;page&quot;: &quot;1-11&quot;, &quot;publisher&quot;: &quot;BioMed Central&quot;, &quot;title&quot;: &quot;A village level cluster-randomized entomological evaluation of combination long-lasting insecticidal nets containing pyrethroid plus PBO synergist in Southern Mali&quot;, &quot;type&quot;: &quot;article-journal&quot;, &quot;volume&quot;: &quot;16&quot;}, &quot;uris&quot;: [&quot;http://www.mendeley.com/documents/?uuid=f9700aeb-5ab0-46e1-8e06-82ffa5aeb417&quot;]}], &quot;mendeley&quot;: {&quot;formattedCitation&quot;: &quot;(Cisse &lt;i&gt;et al.&lt;/i&gt;, 2017)&quot;, &quot;plainTextFormattedCitation&quot;: &quot;(Cisse et al., 2017)&quot;, &quot;previouslyFormattedCitation&quot;: &quot;(Cisse &lt;i&gt;et al.&lt;/i&gt;, 2017)&quot;}, &quot;properties&quot;: {&quot;noteIndex&quot;: 0}, &quot;schema&quot;: &quot;https://github.com/citation-style-language/schema/raw/master/csl-citation.json&quot;} RNDskg0xD5MMZ"/><text:span text:style-name="T55">(Cisse </text:span><text:span text:style-name="T47">et al.</text:span><text:span text:style-name="T55">, 2017)</text:span><text:reference-mark-end text:name="ADDIN CSL_CITATION {&quot;citationItems&quot;: [{&quot;id&quot;: &quot;ITEM-1&quot;, &quot;itemData&quot;: {&quot;DOI&quot;: &quot;10.1186/s12936-017-2124-1&quot;, &quot;ISBN&quot;: &quot;1293601721&quot;, &quot;ISSN&quot;: &quot;14752875&quot;, &quot;abstract&quot;: &quot;Background: There is growing concern that malaria vector resistance to pyrethroid insecticides may reduce the effectiveness of long-lasting insecticidal nets (LLINs). Combination LLINs are designed to control susceptible and pyrethroid-resistant mosquito populations through a mixture of pyrethroid with piperonyl butoxide (PBO) synergist. A cluster randomized trial with entomology outcome measures was conducted in Mali to determine the added benefit over mono-treated pyrethroid predecessors. Four LLIN treatments; permethrin + PBO, permethrin, deltamethrin + PBO, and deltamethrin, were randomly allocated to four villages each (16 villages total) and distributed to cover every sleeping place. Entomological monitoring of indoor Anopheles resting densities, host preference, vector longevity, and sporozoite rates were monitored every 2 months over 2 years in 2014 and 2015. Results: Bottle bioassays confirmed permethrin and deltamethrin resistance in Anopheles gambiae sensu lato (s.l.), (the predominant species throughout the study) with pre-exposure to PBO indicating partial involvement of oxidases. Between 2014 and 2015 the mean indoor resting density was greater in the deltamethrin + PBO LLIN arm than the deltamethrin LLIN arm at 3.05 (95% CI 3.00-3.10) An. gambiae s.l. per room per day compared with 1.9 (95% CI 1.87-1.97). There was no significant difference in sporozoite rate at 3.97% (95% CI 2.91-5.02) for the deltamethrin LLIN arm and 3.04% (95% CI 2.21-3.87) for deltamethrin + PBO LLIN arm (P = 0.17). However, when analysed by season there was some evidence that the sporozoite rate was lower in the deltamethrin + PBO LLIN arm than deltamethrin LLIN arm during the rainy/high malaria transmission seasons at 1.95% (95% CI 1.18-2.72) and 3.70% (95% CI 2.56-4.84) respectively (P = 0.01). Conclusions: While there was some evidence that An. gambiae s.l. sporozoite rates were lower in villages with deltamethrin + PBO LLINs during the high malaria transmission seasons of 2014-2015, there was no reduction in parity rates or indoor resting densities. There was also no evidence that permethrin + PBO LLINs provided any improved control when compared with permethrin LLINs. Combination nets may have a greater impact in areas where mixed function oxidases play a more important role in pyrethroid resistance.&quot;, &quot;author&quot;: [{&quot;dropping-particle&quot;: &quot;&quot;, &quot;family&quot;: &quot;Cisse&quot;, &quot;given&quot;: &quot;Moussa B.M.&quot;, &quot;non-dropping-particle&quot;: &quot;&quot;, &quot;parse-names&quot;: false, &quot;suffix&quot;: &quot;&quot;}, {&quot;dropping-particle&quot;: &quot;&quot;, &quot;family&quot;: &quot;Sangare&quot;, &quot;given&quot;: &quot;Djibril&quot;, &quot;non-dropping-particle&quot;: &quot;&quot;, &quot;parse-names&quot;: false, &quot;suffix&quot;: &quot;&quot;}, {&quot;dropping-particle&quot;: &quot;&quot;, &quot;family&quot;: &quot;Oxborough&quot;, &quot;given&quot;: &quot;Richard M.&quot;, &quot;non-dropping-particle&quot;: &quot;&quot;, &quot;parse-names&quot;: false, &quot;suffix&quot;: &quot;&quot;}, {&quot;dropping-particle&quot;: &quot;&quot;, &quot;family&quot;: &quot;Dicko&quot;, &quot;given&quot;: &quot;Abdourhamane&quot;, &quot;non-dropping-particle&quot;: &quot;&quot;, &quot;parse-names&quot;: false, &quot;suffix&quot;: &quot;&quot;}, {&quot;dropping-particle&quot;: &quot;&quot;, &quot;family&quot;: &quot;Dengela&quot;, &quot;given&quot;: &quot;Dereje&quot;, &quot;non-dropping-particle&quot;: &quot;&quot;, &quot;parse-names&quot;: false, &quot;suffix&quot;: &quot;&quot;}, {&quot;dropping-particle&quot;: &quot;&quot;, &quot;family&quot;: &quot;Sadou&quot;, &quot;given&quot;: &quot;Aboubacar&quot;, &quot;non-dropping-particle&quot;: &quot;&quot;, &quot;parse-names&quot;: false, &quot;suffix&quot;: &quot;&quot;}, {&quot;dropping-particle&quot;: &quot;&quot;, &quot;family&quot;: &quot;Mihigo&quot;, &quot;given&quot;: &quot;Jules&quot;, &quot;non-dropping-particle&quot;: &quot;&quot;, &quot;parse-names&quot;: false, &quot;suffix&quot;: &quot;&quot;}, {&quot;dropping-particle&quot;: &quot;&quot;, &quot;family&quot;: &quot;George&quot;, &quot;given&quot;: &quot;Kristen&quot;, &quot;non-dropping-particle&quot;: &quot;&quot;, &quot;parse-names&quot;: false, &quot;suffix&quot;: &quot;&quot;}, {&quot;dropping-particle&quot;: &quot;&quot;, &quot;family&quot;: &quot;Norris&quot;, &quot;given&quot;: &quot;Laura&quot;, &quot;non-dropping-particle&quot;: &quot;&quot;, &quot;parse-names&quot;: false, &quot;suffix&quot;: &quot;&quot;}, {&quot;dropping-particle&quot;: &quot;&quot;, &quot;family&quot;: &quot;Fornadel&quot;, &quot;given&quot;: &quot;Christen&quot;, &quot;non-dropping-particle&quot;: &quot;&quot;, &quot;parse-names&quot;: false, &quot;suffix&quot;: &quot;&quot;}], &quot;container-title&quot;: &quot;Malaria Journal&quot;, &quot;id&quot;: &quot;ITEM-1&quot;, &quot;issue&quot;: &quot;1&quot;, &quot;issued&quot;: {&quot;date-parts&quot;: [[&quot;2017&quot;]]}, &quot;page&quot;: &quot;1-11&quot;, &quot;publisher&quot;: &quot;BioMed Central&quot;, &quot;title&quot;: &quot;A village level cluster-randomized entomological evaluation of combination long-lasting insecticidal nets containing pyrethroid plus PBO synergist in Southern Mali&quot;, &quot;type&quot;: &quot;article-journal&quot;, &quot;volume&quot;: &quot;16&quot;}, &quot;uris&quot;: [&quot;http://www.mendeley.com/documents/?uuid=f9700aeb-5ab0-46e1-8e06-82ffa5aeb417&quot;]}], &quot;mendeley&quot;: {&quot;formattedCitation&quot;: &quot;(Cisse &lt;i&gt;et al.&lt;/i&gt;, 2017)&quot;, &quot;plainTextFormattedCitation&quot;: &quot;(Cisse et al., 2017)&quot;, &quot;previouslyFormattedCitation&quot;: &quot;(Cisse &lt;i&gt;et al.&lt;/i&gt;, 2017)&quot;}, &quot;properties&quot;: {&quot;noteIndex&quot;: 0}, &quot;schema&quot;: &quot;https://github.com/citation-style-language/schema/raw/master/csl-citation.json&quot;} RNDskg0xD5MMZ"/><text:span text:style-name="T59">⁠. They did not ID to the </text:span><text:span text:style-name="T36">An. coluzzii/gambiae </text:span><text:span text:style-name="T60">sibling species</text:span><text:span text:style-name="T36">,</text:span><text:span text:style-name="T59"> however, in another recent resistance profiling paper, that region is majority (54%) </text:span><text:span text:style-name="T36">An. gambiae s.s </text:span><text:reference-mark-start text:name="ADDIN CSL_CITATION {&quot;citationItems&quot;: [{&quot;id&quot;: &quot;ITEM-1&quot;, &quot;itemData&quot;: {&quot;DOI&quot;: &quot;10.1186/s13071-020-04100-7&quot;, &quot;ISSN&quot;: &quot;1756-3305&quot;, &quot;author&quot;: [{&quot;dropping-particle&quot;: &quot;&quot;, &quot;family&quot;: &quot;Sovi&quot;, &quot;given&quot;: &quot;Arthur&quot;, &quot;non-dropping-particle&quot;: &quot;&quot;, &quot;parse-names&quot;: false, &quot;suffix&quot;: &quot;&quot;}, {&quot;dropping-particle&quot;: &quot;&quot;, &quot;family&quot;: &quot;Keita&quot;, &quot;given&quot;: &quot;Chitan&quot;, &quot;non-dropping-particle&quot;: &quot;&quot;, &quot;parse-names&quot;: false, &quot;suffix&quot;: &quot;&quot;}, {&quot;dropping-particle&quot;: &quot;&quot;, &quot;family&quot;: &quot;Sinaba&quot;, &quot;given&quot;: &quot;Youssouf&quot;, &quot;non-dropping-particle&quot;: &quot;&quot;, &quot;parse-names&quot;: false, &quot;suffix&quot;: &quot;&quot;}, {&quot;dropping-particle&quot;: &quot;&quot;, &quot;family&quot;: &quot;Dicko&quot;, &quot;given&quot;: &quot;Abdourhamane&quot;, &quot;non-dropping-particle&quot;: &quot;&quot;, &quot;parse-names&quot;: false, &quot;suffix&quot;: &quot;&quot;}, {&quot;dropping-particle&quot;: &quot;&quot;, &quot;family&quot;: &quot;Traore&quot;, &quot;given&quot;: &quot;Ibrahim&quot;, &quot;non-dropping-particle&quot;: &quot;&quot;, &quot;parse-names&quot;: false, &quot;suffix&quot;: &quot;&quot;}, {&quot;dropping-particle&quot;: &quot;&quot;, &quot;family&quot;: &quot;Cisse&quot;, &quot;given&quot;: &quot;Moussa B M&quot;, &quot;non-dropping-particle&quot;: &quot;&quot;, &quot;parse-names&quot;: false, &quot;suffix&quot;: &quot;&quot;}, {&quot;dropping-particle&quot;: &quot;&quot;, &quot;family&quot;: &quot;Koita&quot;, &quot;given&quot;: &quot;Ousmane&quot;, &quot;non-dropping-particle&quot;: &quot;&quot;, &quot;parse-names&quot;: false, &quot;suffix&quot;: &quot;&quot;}, {&quot;dropping-particle&quot;: &quot;&quot;, &quot;family&quot;: &quot;Dengela&quot;, &quot;given&quot;: &quot;Dereje&quot;, &quot;non-dropping-particle&quot;: &quot;&quot;, &quot;parse-names&quot;: false, &quot;suffix&quot;: &quot;&quot;}, {&quot;dropping-particle&quot;: &quot;&quot;, &quot;family&quot;: &quot;Flatley&quot;, &quot;given&quot;: &quot;Cecilia&quot;, &quot;non-dropping-particle&quot;: &quot;&quot;, &quot;parse-names&quot;: false, &quot;suffix&quot;: &quot;&quot;}, {&quot;dropping-particle&quot;: &quot;&quot;, &quot;family&quot;: &quot;Bankineza&quot;, &quot;given&quot;: &quot;Elie&quot;, &quot;non-dropping-particle&quot;: &quot;&quot;, &quot;parse-names&quot;: false, &quot;suffix&quot;: &quot;&quot;}, {&quot;dropping-particle&quot;: &quot;&quot;, &quot;family&quot;: &quot;Mihigo&quot;, &quot;given&quot;: &quot;Jules&quot;, &quot;non-dropping-particle&quot;: &quot;&quot;, &quot;parse-names&quot;: false, &quot;suffix&quot;: &quot;&quot;}, {&quot;dropping-particle&quot;: &quot;&quot;, &quot;family&quot;: &quot;Belemvire&quot;, &quot;given&quot;: &quot;Allison&quot;, &quot;non-dropping-particle&quot;: &quot;&quot;, &quot;parse-names&quot;: false, &quot;suffix&quot;: &quot;&quot;}, {&quot;dropping-particle&quot;: &quot;&quot;, &quot;family&quot;: &quot;Carlson&quot;, &quot;given&quot;: &quot;Jenny&quot;, &quot;non-dropping-particle&quot;: &quot;&quot;, &quot;parse-names&quot;: false, &quot;suffix&quot;: &quot;&quot;}, {&quot;dropping-particle&quot;: &quot;&quot;, &quot;family&quot;: &quot;Fornadel&quot;, &quot;given&quot;: &quot;Christen&quot;, &quot;non-dropping-particle&quot;: &quot;&quot;, &quot;parse-names&quot;: false, &quot;suffix&quot;: &quot;&quot;}, {&quot;dropping-particle&quot;: &quot;&quot;, &quot;family&quot;: &quot;Oxborough&quot;, &quot;given&quot;: &quot;Richard M&quot;, &quot;non-dropping-particle&quot;: &quot;&quot;, &quot;parse-names&quot;: false, &quot;suffix&quot;: &quot;&quot;}], &quot;container-title&quot;: &quot;Parasites &amp; Vectors&quot;, &quot;id&quot;: &quot;ITEM-1&quot;, &quot;issued&quot;: {&quot;date-parts&quot;: [[&quot;2020&quot;]]}, &quot;page&quot;: &quot;1-16&quot;, &quot;publisher&quot;: &quot;BioMed Central&quot;, &quot;title&quot;: &quot;high intensity pyrethroid resistance throughout Southern and Central Mali ( 2016 \u2013 2018 ): PBO or next generation LLINs may provide greater control&quot;, &quot;type&quot;: &quot;article-journal&quot;}, &quot;uris&quot;: [&quot;http://www.mendeley.com/documents/?uuid=034e4c65-fd2a-4270-adbd-377edc150cbb&quot;]}], &quot;mendeley&quot;: {&quot;formattedCitation&quot;: &quot;(Sovi &lt;i&gt;et al.&lt;/i&gt;, 2020)&quot;, &quot;plainTextFormattedCitation&quot;: &quot;(Sovi et al., 2020)&quot;}, &quot;properties&quot;: {&quot;noteIndex&quot;: 0}, &quot;schema&quot;: &quot;https://github.com/citation-style-language/schema/raw/master/csl-citation.json&quot;} RNDr7N4scpj13"/><text:span text:style-name="T55">(Sovi </text:span><text:span text:style-name="T47">et al.</text:span><text:span text:style-name="T55">, 2020)</text:span><text:reference-mark-end text:name="ADDIN CSL_CITATION {&quot;citationItems&quot;: [{&quot;id&quot;: &quot;ITEM-1&quot;, &quot;itemData&quot;: {&quot;DOI&quot;: &quot;10.1186/s13071-020-04100-7&quot;, &quot;ISSN&quot;: &quot;1756-3305&quot;, &quot;author&quot;: [{&quot;dropping-particle&quot;: &quot;&quot;, &quot;family&quot;: &quot;Sovi&quot;, &quot;given&quot;: &quot;Arthur&quot;, &quot;non-dropping-particle&quot;: &quot;&quot;, &quot;parse-names&quot;: false, &quot;suffix&quot;: &quot;&quot;}, {&quot;dropping-particle&quot;: &quot;&quot;, &quot;family&quot;: &quot;Keita&quot;, &quot;given&quot;: &quot;Chitan&quot;, &quot;non-dropping-particle&quot;: &quot;&quot;, &quot;parse-names&quot;: false, &quot;suffix&quot;: &quot;&quot;}, {&quot;dropping-particle&quot;: &quot;&quot;, &quot;family&quot;: &quot;Sinaba&quot;, &quot;given&quot;: &quot;Youssouf&quot;, &quot;non-dropping-particle&quot;: &quot;&quot;, &quot;parse-names&quot;: false, &quot;suffix&quot;: &quot;&quot;}, {&quot;dropping-particle&quot;: &quot;&quot;, &quot;family&quot;: &quot;Dicko&quot;, &quot;given&quot;: &quot;Abdourhamane&quot;, &quot;non-dropping-particle&quot;: &quot;&quot;, &quot;parse-names&quot;: false, &quot;suffix&quot;: &quot;&quot;}, {&quot;dropping-particle&quot;: &quot;&quot;, &quot;family&quot;: &quot;Traore&quot;, &quot;given&quot;: &quot;Ibrahim&quot;, &quot;non-dropping-particle&quot;: &quot;&quot;, &quot;parse-names&quot;: false, &quot;suffix&quot;: &quot;&quot;}, {&quot;dropping-particle&quot;: &quot;&quot;, &quot;family&quot;: &quot;Cisse&quot;, &quot;given&quot;: &quot;Moussa B M&quot;, &quot;non-dropping-particle&quot;: &quot;&quot;, &quot;parse-names&quot;: false, &quot;suffix&quot;: &quot;&quot;}, {&quot;dropping-particle&quot;: &quot;&quot;, &quot;family&quot;: &quot;Koita&quot;, &quot;given&quot;: &quot;Ousmane&quot;, &quot;non-dropping-particle&quot;: &quot;&quot;, &quot;parse-names&quot;: false, &quot;suffix&quot;: &quot;&quot;}, {&quot;dropping-particle&quot;: &quot;&quot;, &quot;family&quot;: &quot;Dengela&quot;, &quot;given&quot;: &quot;Dereje&quot;, &quot;non-dropping-particle&quot;: &quot;&quot;, &quot;parse-names&quot;: false, &quot;suffix&quot;: &quot;&quot;}, {&quot;dropping-particle&quot;: &quot;&quot;, &quot;family&quot;: &quot;Flatley&quot;, &quot;given&quot;: &quot;Cecilia&quot;, &quot;non-dropping-particle&quot;: &quot;&quot;, &quot;parse-names&quot;: false, &quot;suffix&quot;: &quot;&quot;}, {&quot;dropping-particle&quot;: &quot;&quot;, &quot;family&quot;: &quot;Bankineza&quot;, &quot;given&quot;: &quot;Elie&quot;, &quot;non-dropping-particle&quot;: &quot;&quot;, &quot;parse-names&quot;: false, &quot;suffix&quot;: &quot;&quot;}, {&quot;dropping-particle&quot;: &quot;&quot;, &quot;family&quot;: &quot;Mihigo&quot;, &quot;given&quot;: &quot;Jules&quot;, &quot;non-dropping-particle&quot;: &quot;&quot;, &quot;parse-names&quot;: false, &quot;suffix&quot;: &quot;&quot;}, {&quot;dropping-particle&quot;: &quot;&quot;, &quot;family&quot;: &quot;Belemvire&quot;, &quot;given&quot;: &quot;Allison&quot;, &quot;non-dropping-particle&quot;: &quot;&quot;, &quot;parse-names&quot;: false, &quot;suffix&quot;: &quot;&quot;}, {&quot;dropping-particle&quot;: &quot;&quot;, &quot;family&quot;: &quot;Carlson&quot;, &quot;given&quot;: &quot;Jenny&quot;, &quot;non-dropping-particle&quot;: &quot;&quot;, &quot;parse-names&quot;: false, &quot;suffix&quot;: &quot;&quot;}, {&quot;dropping-particle&quot;: &quot;&quot;, &quot;family&quot;: &quot;Fornadel&quot;, &quot;given&quot;: &quot;Christen&quot;, &quot;non-dropping-particle&quot;: &quot;&quot;, &quot;parse-names&quot;: false, &quot;suffix&quot;: &quot;&quot;}, {&quot;dropping-particle&quot;: &quot;&quot;, &quot;family&quot;: &quot;Oxborough&quot;, &quot;given&quot;: &quot;Richard M&quot;, &quot;non-dropping-particle&quot;: &quot;&quot;, &quot;parse-names&quot;: false, &quot;suffix&quot;: &quot;&quot;}], &quot;container-title&quot;: &quot;Parasites &amp; Vectors&quot;, &quot;id&quot;: &quot;ITEM-1&quot;, &quot;issued&quot;: {&quot;date-parts&quot;: [[&quot;2020&quot;]]}, &quot;page&quot;: &quot;1-16&quot;, &quot;publisher&quot;: &quot;BioMed Central&quot;, &quot;title&quot;: &quot;high intensity pyrethroid resistance throughout Southern and Central Mali ( 2016 \u2013 2018 ): PBO or next generation LLINs may provide greater control&quot;, &quot;type&quot;: &quot;article-journal&quot;}, &quot;uris&quot;: [&quot;http://www.mendeley.com/documents/?uuid=034e4c65-fd2a-4270-adbd-377edc150cbb&quot;]}], &quot;mendeley&quot;: {&quot;formattedCitation&quot;: &quot;(Sovi &lt;i&gt;et al.&lt;/i&gt;, 2020)&quot;, &quot;plainTextFormattedCitation&quot;: &quot;(Sovi et al., 2020)&quot;}, &quot;properties&quot;: {&quot;noteIndex&quot;: 0}, &quot;schema&quot;: &quot;https://github.com/citation-style-language/schema/raw/master/csl-citation.json&quot;} RNDr7N4scpj13"/><text:span text:style-name="T59">⁠. <text:s/>I speculate that a contributing factor to this failure, and lack of PBO synergism could be the esterase sweep. </text:span></text:p>
      <text:p text:style-name="P4"/>
      <text:p text:style-name="P4"/>
      <text:p text:style-name="P4"/>
      <text:list xml:id="list737195042" text:style-name="WWNum1">
        <text:list-item>
          <text:p text:style-name="P31">Screen temporal tengrela samples (Burkina Faso, gambiae)</text:p>
        </text:list-item>
        <text:list-item>
          <text:p text:style-name="P31">Screen Ghana and Cote D’ivoire samples, including some which are phenotyped</text:p>
        </text:list-item>
      </text:list>
      <text:p text:style-name="P4"/>
      <text:p text:style-name="P4"/>
      <text:p text:style-name="P4"/>
      <text:p text:style-name="P24">Bakaridjan</text:p>
      <text:p text:style-name="P12"/>
      <text:p text:style-name="P4"/>
      <text:list xml:id="list4262719938" text:style-name="WWNum2">
        <text:list-item>
          <text:p text:style-name="P32">Screen bakaridjan for sweep</text:p>
        </text:list-item>
        <text:list-item>
          <text:p text:style-name="P32">qPCR for swept genes</text:p>
        </text:list-item>
        <text:list-item>
          <text:p text:style-name="P32">use an esterase inhibitor and phenotype?</text:p>
        </text:list-item>
        <text:list-item>
          <text:p text:style-name="P32">Phenotype against PBO nets for extra impact </text:p>
        </text:list-item>
      </text:list>
      <text:p text:style-name="P4"/>
      <text:p text:style-name="P4"><text:soft-page-break/></text:p>
      <text:p text:style-name="P4"/>
      <text:p text:style-name="P28"><text:span text:style-name="T56">Regulatory</text:span> </text:p>
      <text:p text:style-name="P8"/>
      <text:p text:style-name="P9">COEAE1F <text:span text:style-name="T57">are</text:span> controlled by the MAF-S transcription factor, demonstrated by a large downregulation of the gene when during a MAF-S knockout <text:span text:style-name="T57">(Ingham et al., 2017)</text:span>. <text:span text:style-name="T57">COEAE2F was also downregulated, though less so. </text:span></text:p>
      <text:p text:style-name="P9"/>
      <text:p text:style-name="P9">Analysing the <text:span text:style-name="T58">neighbouring genomic sequence of COEAE1F, there is a predicted CnC binding site in the 5’ UTR of COEAE2F, on the antisense strand, just upstream of COEAE1F. Other CnC binding sites are also predicted in the other detox genes in under the sweep. </text:span></text:p>
      <text:p text:style-name="P4"/>
      <text:p text:style-name="P8">Interestingly, an independent selective sweep is occuring on chromosome 2R, at 40.95mb, in the same populations, but also in a couple of West African <text:span text:style-name="T35">coluzzii</text:span> populations. The most likely target of this sweep is KEAP1 (NJH et al., 2020) a gene which forms a complex with MAF-S, and is therefore instrumental in the pathway. If KEAP1 is the target of this sweep, and the sweep is functioning to upregulate MAF-S/KEAP1 targets, then you could see a synergistic mechanism where if individuals have both swept haplotypes it provides more than <text:span text:style-name="T57">just an additive protective effect. </text:span></text:p>
      <text:p text:style-name="P4"/>
      <text:p text:style-name="P4"/>
      <text:p text:style-name="P4"/>
      <text:p text:style-name="P4"/>
      <text:p text:style-name="P4"/>
      <text:p text:style-name="P4"/>
      <text:p text:style-name="P25">Sf9 expression &amp; metabolism</text:p>
      <text:p text:style-name="P4"/>
      <text:list xml:id="list3201436711" text:style-name="WWNum3">
        <text:list-item>
          <text:p text:style-name="P33">express and do metabolism assays</text:p>
        </text:list-item>
        <text:list-item>
          <text:p text:style-name="P33">what classes do it/they bind</text:p>
        </text:list-item>
        <text:list-item>
          <text:p text:style-name="P33">Are the esterases inhibited by PBO?</text:p>
        </text:list-item>
      </text:list>
      <text:p text:style-name="P4"/>
      <text:p text:style-name="P4"/>
      <text:p text:style-name="P25">In silico modelling</text:p>
      <text:p text:style-name="P16"/>
      <text:p text:style-name="P17"/>
      <text:list xml:id="list2702021263" text:style-name="WWNum4">
        <text:list-item>
          <text:p text:style-name="P35">modelling (itasser)</text:p>
        </text:list-item>
        <text:list-item>
          <text:p text:style-name="P35">docking with insecticides , PBO</text:p>
        </text:list-item>
      </text:list>
      <text:p text:style-name="P16"/>
      <text:p text:style-name="P16"/>
      <text:p text:style-name="P16"/>
      <text:p text:style-name="P16"/>
      <text:p text:style-name="P16"/>
      <text:p text:style-name="P16"/>
      <text:p text:style-name="P16"/>
      <text:p text:style-name="P16"/>
      <text:p text:style-name="P16"/>
      <text:p text:style-name="P16"/>
      <text:p text:style-name="P25">Methods</text:p>
      <text:p text:style-name="P16"><text:soft-page-break/></text:p>
      <text:p text:style-name="P16"/>
      <text:p text:style-name="P16">Selection scans</text:p>
      <text:p text:style-name="P17">H12, Nsl</text:p>
      <text:p text:style-name="P16"/>
      <text:p text:style-name="P16"/>
      <text:p text:style-name="P16"/>
      <text:p text:style-name="P16">Haplotype clustering</text:p>
      <text:p text:style-name="P17"/>
      <text:p text:style-name="P17">The sweep centres approximately on top of the two alpha esterases – approximately 28,548,000 bases into chromosome 2L. I first extracted haplotypes from the region 25kbp down and upstream from this locus, and constructed a distance matrix between haplotypes using the ‘hamming’ distance metric, and multiplying by the number of variants to conver hamming distance into number of SNPs, for interpretability. </text:p>
      <text:p text:style-name="P17"/>
      <text:p text:style-name="P17">We then performed hierarchical clustering <text:s/>to cluster the haplotypes, using single linkage, and cut the tree at 10 SNPs, identifying a large swept cluster. </text:p>
      <text:p text:style-name="P16"/>
      <text:p text:style-name="P16">Tag SNP panel</text:p>
      <text:p text:style-name="P16"/>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References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ppendix</text:p>
      <text:p text:style-name="P16">swept gene exp.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Gentium Plus" svg:font-family="'Gentium Plus'" style:font-pitch="variable"/>
    <style:font-face style:name="Latin Modern Math1" svg:font-family="'Latin Modern Math'" style:font-pitch="variable"/>
    <style:font-face style:name="Latin Modern Math" svg:font-family="'Latin Modern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GB" style:letter-kerning="tru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n" fo:country="GB" style:letter-kerning="tru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n" fo:country="GB"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Latin Modern Math" fo:font-family="'Latin Modern Math'" style:font-family-generic="roman" style:font-pitch="variable" fo:font-weight="normal" style:font-weight-asian="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atin Modern Math" fo:font-family="'Latin Modern Math'" style:font-family-generic="roman" style:font-pitch="variable" fo:font-weight="normal" style:font-weight-asian="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atin Modern Math" fo:font-family="'Latin Modern Math'" style:font-family-generic="roman" style:font-pitch="variable" fo:font-weight="normal" style:font-weight-asian="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atin Modern Math" fo:font-family="'Latin Modern Math'" style:font-family-generic="roman" style:font-pitch="variable" fo:font-weight="normal" style:font-weight-asian="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atin Modern Math" fo:font-family="'Latin Modern Math'" style:font-family-generic="roman" style:font-pitch="variable" fo:font-weight="normal" style:font-weight-asian="normal" style:font-weight-complex="normal"/>
    </style:style>
    <style:style style:name="ListLabel_20_38" style:display-name="ListLabel 38" style:family="text">
      <style:text-properties style:font-name="Latin Modern Math" fo:font-family="'Latin Modern Math'" style:font-family-generic="roman" style:font-pitch="variable" fo:font-weight="normal" style:font-weight-asian="normal"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Latin Modern Math" fo:font-family="'Latin Modern Math'" style:font-family-generic="roman" style:font-pitch="variable" fo:font-weight="normal" style:font-weight-asian="normal"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Latin Modern Math" fo:font-family="'Latin Modern Math'" style:font-family-generic="roman" style:font-pitch="variable" fo:font-weight="normal" style:font-weight-asian="normal"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Latin Modern Math" fo:font-family="'Latin Modern Math'" style:font-family-generic="roman" style:font-pitch="variable" fo:font-weight="normal" style:font-weight-asian="normal"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Latin Modern Math" fo:font-family="'Latin Modern Math'" style:font-family-generic="roman" style:font-pitch="variable"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5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6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6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6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6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6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7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7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7:04:56</meta:creation-date>
    <dc:language>en-GB</dc:language>
    <dc:creator>Sanjay Nagi</dc:creator>
    <dc:date>2020-06-11T09:52:56.606983873</dc:date>
    <meta:editing-cycles>82</meta:editing-cycles>
    <meta:editing-duration>P3DT4H43M11S</meta:editing-duration>
    <meta:generator>LibreOffice/6.0.7.3$Linux_X86_64 LibreOffice_project/00m0$Build-3</meta:generator>
    <meta:document-statistic meta:table-count="0" meta:image-count="0" meta:object-count="0" meta:page-count="7" meta:paragraph-count="80" meta:word-count="1494" meta:character-count="9768" meta:non-whitespace-character-count="8322"/>
    <meta:user-defined meta:name="Mendeley Citation Style_1">http://csl.mendeley.com/styles/477565631/harvard-cite-them-right-Sanjay</meta:user-defined>
    <meta:user-defined meta:name="Mendeley Document_1">True</meta:user-defined>
    <meta:user-defined meta:name="Mendeley Unique User Id_1">57ba1e48-0014-3ab9-9b54-fc3a65c21bd4</meta:user-defined>
  </office:meta>
</office:document-meta>
</file>